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Devanagari1" svg:font-family="'Lohit Devanagari'"/>
    <style:font-face style:name="Source Sans Pro" svg:font-family="'Source Sans Pro', Helvetica, Arial, sans-serif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 style:list-style-name="L2">
      <style:paragraph-properties fo:margin-top="0cm" fo:margin-bottom="0.265cm" loext:contextual-spacing="false" fo:text-align="start" style:justify-single-word="false" fo:orphans="2" fo:widows="2" fo:padding="0cm" fo:border="none"/>
      <style:text-properties fo:font-variant="normal" fo:text-transform="none" fo:color="#2d3e50" style:font-name="Source Sans Pro" fo:font-size="10.5pt" fo:letter-spacing="normal" fo:font-style="normal" fo:font-weight="normal"/>
    </style:style>
    <style:style style:name="P2" style:family="paragraph" style:parent-style-name="Text_20_body">
      <style:paragraph-properties fo:margin-top="0cm" fo:margin-bottom="0.265cm" loext:contextual-spacing="false" fo:text-align="start" style:justify-single-word="false" fo:orphans="2" fo:widows="2" fo:padding="0cm" fo:border="none"/>
      <style:text-properties fo:font-variant="normal" fo:text-transform="none" fo:color="#2d3e50" style:font-name="Source Sans Pro" fo:font-size="10.5pt" fo:letter-spacing="normal" fo:font-style="normal" fo:font-weight="normal" officeooo:paragraph-rsid="001ce48c"/>
    </style:style>
    <style:style style:name="P3" style:family="paragraph" style:parent-style-name="Text_20_body" style:list-style-name="L2">
      <style:paragraph-properties fo:margin-top="0cm" fo:margin-bottom="0.265cm" loext:contextual-spacing="false" fo:text-align="start" style:justify-single-word="false" fo:orphans="2" fo:widows="2" fo:padding="0cm" fo:border="none"/>
      <style:text-properties fo:font-variant="normal" fo:text-transform="none" fo:color="#2d3e50" style:font-name="Source Sans Pro" fo:font-size="10.5pt" fo:letter-spacing="normal" fo:font-style="normal" fo:font-weight="bold" officeooo:rsid="00186f79" officeooo:paragraph-rsid="00186f79" style:font-weight-asian="bold" style:font-weight-complex="bold"/>
    </style:style>
    <style:style style:name="P4" style:family="paragraph" style:parent-style-name="Text_20_body">
      <style:paragraph-properties fo:margin-top="0cm" fo:margin-bottom="0.265cm" loext:contextual-spacing="false" fo:text-align="start" style:justify-single-word="false" fo:orphans="2" fo:widows="2" fo:padding="0cm" fo:border="none"/>
      <style:text-properties fo:font-variant="normal" fo:text-transform="none" fo:color="#2d3e50" style:font-name="Source Sans Pro" fo:font-size="10.5pt" fo:letter-spacing="normal" fo:font-style="normal" fo:font-weight="bold" officeooo:rsid="0018b968" officeooo:paragraph-rsid="0018b968" style:font-weight-asian="bold" style:font-weight-complex="bold"/>
    </style:style>
    <style:style style:name="P5" style:family="paragraph" style:parent-style-name="Text_20_body">
      <style:paragraph-properties fo:margin-top="0cm" fo:margin-bottom="0.265cm" loext:contextual-spacing="false" fo:text-align="start" style:justify-single-word="false" fo:orphans="2" fo:widows="2" fo:padding="0cm" fo:border="none"/>
      <style:text-properties fo:font-variant="normal" fo:text-transform="none" fo:color="#2d3e50" style:font-name="Source Sans Pro" fo:font-size="10.5pt" fo:letter-spacing="normal" fo:font-style="normal" fo:font-weight="bold" officeooo:rsid="001a820a" officeooo:paragraph-rsid="001a820a" style:font-weight-asian="bold" style:font-weight-complex="bold"/>
    </style:style>
    <style:style style:name="P6" style:family="paragraph" style:parent-style-name="Text_20_body">
      <style:paragraph-properties fo:margin-top="0cm" fo:margin-bottom="0.265cm" loext:contextual-spacing="false" fo:text-align="start" style:justify-single-word="false" fo:orphans="2" fo:widows="2" fo:padding="0cm" fo:border="none"/>
      <style:text-properties fo:font-variant="normal" fo:text-transform="none" fo:color="#2d3e50" style:font-name="Source Sans Pro" fo:font-size="10.5pt" fo:letter-spacing="normal" fo:font-style="normal" fo:font-weight="bold" officeooo:rsid="001aa049" officeooo:paragraph-rsid="001aa049" style:font-weight-asian="bold" style:font-weight-complex="bold"/>
    </style:style>
    <style:style style:name="P7" style:family="paragraph" style:parent-style-name="Text_20_body">
      <style:paragraph-properties fo:margin-top="0cm" fo:margin-bottom="0.265cm" loext:contextual-spacing="false" fo:text-align="start" style:justify-single-word="false" fo:orphans="2" fo:widows="2" fo:padding="0cm" fo:border="none"/>
      <style:text-properties fo:font-variant="normal" fo:text-transform="none" fo:color="#2d3e50" style:font-name="Source Sans Pro" fo:font-size="10.5pt" fo:letter-spacing="normal" fo:font-style="normal" fo:font-weight="bold" officeooo:rsid="001e18fb" officeooo:paragraph-rsid="001e18fb" style:font-weight-asian="bold" style:font-weight-complex="bold"/>
    </style:style>
    <style:style style:name="P8" style:family="paragraph" style:parent-style-name="Text_20_body">
      <style:paragraph-properties fo:margin-top="0cm" fo:margin-bottom="0.265cm" loext:contextual-spacing="false" fo:text-align="start" style:justify-single-word="false" fo:orphans="2" fo:widows="2" fo:padding="0cm" fo:border="none"/>
      <style:text-properties fo:font-variant="normal" fo:text-transform="none" fo:color="#2d3e50" style:font-name="Source Sans Pro" fo:font-size="10.5pt" fo:letter-spacing="normal" fo:font-style="normal" fo:font-weight="bold" officeooo:rsid="001eff3d" officeooo:paragraph-rsid="001eff3d" style:font-weight-asian="bold" style:font-weight-complex="bold"/>
    </style:style>
    <style:style style:name="P9" style:family="paragraph" style:parent-style-name="Text_20_body">
      <style:paragraph-properties fo:margin-top="0cm" fo:margin-bottom="0.265cm" loext:contextual-spacing="false" fo:text-align="start" style:justify-single-word="false" fo:orphans="2" fo:widows="2" fo:padding="0cm" fo:border="none"/>
      <style:text-properties fo:font-variant="normal" fo:text-transform="none" fo:color="#2d3e50" style:font-name="Source Sans Pro" fo:font-size="10.5pt" fo:letter-spacing="normal" fo:font-style="normal" fo:font-weight="bold" officeooo:rsid="001fc068" officeooo:paragraph-rsid="001fc068" style:font-weight-asian="bold" style:font-weight-complex="bold"/>
    </style:style>
    <style:style style:name="P10" style:family="paragraph" style:parent-style-name="Text_20_body" style:list-style-name="L2">
      <style:paragraph-properties fo:margin-top="0cm" fo:margin-bottom="0.265cm" loext:contextual-spacing="false" fo:text-align="start" style:justify-single-word="false" fo:orphans="2" fo:widows="2" fo:padding="0cm" fo:border="none"/>
    </style:style>
    <style:style style:name="P11" style:family="paragraph" style:parent-style-name="Text_20_body" style:list-style-name="L2">
      <style:paragraph-properties fo:margin-top="0cm" fo:margin-bottom="0.265cm" loext:contextual-spacing="false" fo:text-align="start" style:justify-single-word="false" fo:orphans="2" fo:widows="2" fo:padding="0cm" fo:border="none"/>
      <style:text-properties fo:font-weight="normal"/>
    </style:style>
    <style:style style:name="P12" style:family="paragraph" style:parent-style-name="Text_20_body" style:list-style-name="L2">
      <style:paragraph-properties fo:margin-top="0cm" fo:margin-bottom="0.265cm" loext:contextual-spacing="false" fo:text-align="start" style:justify-single-word="false" fo:orphans="2" fo:widows="2" fo:padding="0cm" fo:border="none"/>
      <style:text-properties fo:font-weight="bold" officeooo:rsid="0016197a" officeooo:paragraph-rsid="0016197a" style:font-weight-asian="bold" style:font-weight-complex="bold"/>
    </style:style>
    <style:style style:name="P13" style:family="paragraph" style:parent-style-name="Text_20_body">
      <style:paragraph-properties fo:margin-top="0cm" fo:margin-bottom="0.265cm" loext:contextual-spacing="false" fo:text-align="start" style:justify-single-word="false" fo:orphans="2" fo:widows="2" fo:padding="0cm" fo:border="none"/>
      <style:text-properties fo:font-weight="bold" officeooo:rsid="0021aea8" officeooo:paragraph-rsid="0021aea8" style:font-weight-asian="bold" style:font-weight-complex="bold"/>
    </style:style>
    <style:style style:name="P14" style:family="paragraph" style:parent-style-name="Text_20_body">
      <style:paragraph-properties fo:margin-top="0cm" fo:margin-bottom="0.265cm" loext:contextual-spacing="false" fo:text-align="start" style:justify-single-word="false" fo:orphans="2" fo:widows="2" fo:padding="0cm" fo:border="none"/>
      <style:text-properties fo:color="#000000" style:font-name="DejaVu Sans Mono" fo:font-size="11.3000001907349pt" officeooo:paragraph-rsid="0018b968"/>
    </style:style>
    <style:style style:name="P15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fo:font-size="11.3000001907349pt"/>
    </style:style>
    <style:style style:name="P16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/>
    </style:style>
    <style:style style:name="P17" style:family="paragraph" style:parent-style-name="Preformatted_20_Text" style:list-style-name="L2">
      <loext:graphic-properties draw:fill="solid" draw:fill-color="#ffffff" draw:opacity="100%"/>
      <style:paragraph-properties fo:background-color="#ffffff"/>
      <style:text-properties fo:color="#000000" officeooo:paragraph-rsid="00186f79"/>
    </style:style>
    <style:style style:name="P18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8000" style:font-name="DejaVu Sans Mono" fo:font-size="11.3000001907349pt"/>
    </style:style>
    <style:style style:name="P19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11.3000001907349pt"/>
    </style:style>
    <style:style style:name="P20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</style:style>
    <style:style style:name="P21" style:family="paragraph" style:parent-style-name="Preformatted_20_Text" style:list-style-name="L2">
      <loext:graphic-properties draw:fill="solid" draw:fill-color="#ffffff" draw:opacity="100%"/>
      <style:paragraph-properties fo:margin-top="0cm" fo:margin-bottom="0.499cm" loext:contextual-spacing="false" fo:text-align="start" style:justify-single-word="false" fo:orphans="2" fo:widows="2" fo:background-color="#ffffff" fo:padding="0cm" fo:border="none"/>
      <style:text-properties fo:font-variant="normal" fo:text-transform="none" fo:color="#000000" style:font-name="DejaVu Sans Mono" fo:font-size="11.3000001907349pt" fo:letter-spacing="normal" fo:font-style="normal" fo:font-weight="normal" officeooo:paragraph-rsid="00186f79"/>
    </style:style>
    <style:style style:name="P22" style:family="paragraph" style:parent-style-name="Preformatted_20_Text" style:list-style-name="L2">
      <style:paragraph-properties fo:margin-top="0cm" fo:margin-bottom="0.265cm" loext:contextual-spacing="false" fo:text-align="start" style:justify-single-word="false" fo:orphans="2" fo:widows="2" fo:padding="0cm" fo:border="none"/>
      <style:text-properties fo:color="#000000" style:font-name="DejaVu Sans Mono" fo:font-size="11.3000001907349pt" fo:font-weight="bold" officeooo:rsid="0016197a" officeooo:paragraph-rsid="0016197a" style:font-weight-asian="bold" style:font-weight-complex="bold"/>
    </style:style>
    <style:style style:name="P23" style:family="paragraph" style:parent-style-name="Preformatted_20_Text">
      <style:paragraph-properties fo:margin-top="0cm" fo:margin-bottom="0.265cm" loext:contextual-spacing="false" fo:text-align="start" style:justify-single-word="false" fo:orphans="2" fo:widows="2" fo:padding="0cm" fo:border="none"/>
      <style:text-properties fo:color="#000000" style:font-name="DejaVu Sans Mono" fo:font-size="11.3000001907349pt" fo:font-weight="bold" officeooo:rsid="0021aea8" officeooo:paragraph-rsid="0021aea8" style:font-weight-asian="bold" style:font-weight-complex="bold"/>
    </style:style>
    <style:style style:name="P24" style:family="paragraph" style:parent-style-name="Preformatted_20_Text" style:list-style-name="L2">
      <style:paragraph-properties fo:margin-top="0cm" fo:margin-bottom="0.265cm" loext:contextual-spacing="false" fo:text-align="start" style:justify-single-word="false" fo:orphans="2" fo:widows="2" fo:padding="0cm" fo:border="none"/>
      <style:text-properties fo:color="#000000" style:font-name="DejaVu Sans Mono" fo:font-size="11.3000001907349pt" officeooo:paragraph-rsid="00186f79"/>
    </style:style>
    <style:style style:name="P25" style:family="paragraph" style:parent-style-name="Preformatted_20_Text">
      <style:paragraph-properties fo:margin-top="0cm" fo:margin-bottom="0.265cm" loext:contextual-spacing="false" fo:text-align="start" style:justify-single-word="false" fo:orphans="2" fo:widows="2" fo:padding="0cm" fo:border="none"/>
      <style:text-properties fo:color="#000000" style:font-name="DejaVu Sans Mono" fo:font-size="11.3000001907349pt" officeooo:paragraph-rsid="0018b968"/>
    </style:style>
    <style:style style:name="P26" style:family="paragraph" style:parent-style-name="Preformatted_20_Text" style:list-style-name="L2">
      <style:paragraph-properties fo:margin-top="0cm" fo:margin-bottom="0.265cm" loext:contextual-spacing="false" fo:text-align="start" style:justify-single-word="false" fo:orphans="2" fo:widows="2" fo:padding="0cm" fo:border="none"/>
      <style:text-properties fo:font-variant="normal" fo:text-transform="none" fo:color="#000000" style:font-name="DejaVu Sans Mono" fo:font-size="11.3000001907349pt" fo:letter-spacing="normal" fo:font-style="normal" fo:font-weight="bold" officeooo:rsid="00186f79" officeooo:paragraph-rsid="00186f79" style:font-weight-asian="bold" style:font-weight-complex="bold"/>
    </style:style>
    <style:style style:name="P27" style:family="paragraph" style:parent-style-name="Preformatted_20_Text">
      <style:paragraph-properties fo:margin-top="0cm" fo:margin-bottom="0.265cm" loext:contextual-spacing="false" fo:text-align="start" style:justify-single-word="false" fo:orphans="2" fo:widows="2" fo:padding="0cm" fo:border="none"/>
      <style:text-properties fo:font-variant="normal" fo:text-transform="none" fo:color="#000000" style:font-name="DejaVu Sans Mono" fo:font-size="11.3000001907349pt" fo:letter-spacing="normal" fo:font-style="normal" fo:font-weight="bold" officeooo:rsid="001a820a" officeooo:paragraph-rsid="001a820a" style:font-weight-asian="bold" style:font-weight-complex="bold"/>
    </style:style>
    <style:style style:name="P28" style:family="paragraph" style:parent-style-name="Preformatted_20_Text">
      <style:paragraph-properties fo:margin-top="0cm" fo:margin-bottom="0.265cm" loext:contextual-spacing="false" fo:text-align="start" style:justify-single-word="false" fo:orphans="2" fo:widows="2" fo:padding="0cm" fo:border="none"/>
      <style:text-properties fo:font-variant="normal" fo:text-transform="none" fo:color="#000000" style:font-name="DejaVu Sans Mono" fo:font-size="11.3000001907349pt" fo:letter-spacing="normal" fo:font-style="normal" fo:font-weight="bold" officeooo:rsid="001aa049" officeooo:paragraph-rsid="001aa049" style:font-weight-asian="bold" style:font-weight-complex="bold"/>
    </style:style>
    <style:style style:name="P29" style:family="paragraph" style:parent-style-name="Preformatted_20_Text">
      <style:paragraph-properties fo:margin-top="0cm" fo:margin-bottom="0.265cm" loext:contextual-spacing="false" fo:text-align="start" style:justify-single-word="false" fo:orphans="2" fo:widows="2" fo:padding="0cm" fo:border="none"/>
      <style:text-properties fo:font-variant="normal" fo:text-transform="none" fo:color="#000000" style:font-name="DejaVu Sans Mono" fo:font-size="11.3000001907349pt" fo:letter-spacing="normal" fo:font-style="normal" fo:font-weight="bold" officeooo:rsid="001ce48c" officeooo:paragraph-rsid="001ce48c" style:font-weight-asian="bold" style:font-weight-complex="bold"/>
    </style:style>
    <style:style style:name="P30" style:family="paragraph" style:parent-style-name="Preformatted_20_Text">
      <style:paragraph-properties fo:margin-top="0cm" fo:margin-bottom="0.265cm" loext:contextual-spacing="false" fo:text-align="start" style:justify-single-word="false" fo:orphans="2" fo:widows="2" fo:padding="0cm" fo:border="none"/>
      <style:text-properties fo:font-variant="normal" fo:text-transform="none" fo:color="#000000" style:font-name="DejaVu Sans Mono" fo:font-size="11.3000001907349pt" fo:letter-spacing="normal" fo:font-style="normal" fo:font-weight="bold" officeooo:rsid="001e18fb" officeooo:paragraph-rsid="001e18fb" style:font-weight-asian="bold" style:font-weight-complex="bold"/>
    </style:style>
    <style:style style:name="P31" style:family="paragraph" style:parent-style-name="Preformatted_20_Text">
      <style:paragraph-properties fo:margin-top="0cm" fo:margin-bottom="0.265cm" loext:contextual-spacing="false" fo:text-align="start" style:justify-single-word="false" fo:orphans="2" fo:widows="2" fo:padding="0cm" fo:border="none"/>
      <style:text-properties fo:font-variant="normal" fo:text-transform="none" fo:color="#000000" style:font-name="DejaVu Sans Mono" fo:font-size="11.3000001907349pt" fo:letter-spacing="normal" fo:font-style="normal" fo:font-weight="bold" officeooo:rsid="001eff3d" officeooo:paragraph-rsid="001eff3d" style:font-weight-asian="bold" style:font-weight-complex="bold"/>
    </style:style>
    <style:style style:name="P32" style:family="paragraph" style:parent-style-name="Preformatted_20_Text">
      <style:paragraph-properties fo:margin-top="0cm" fo:margin-bottom="0.265cm" loext:contextual-spacing="false" fo:text-align="start" style:justify-single-word="false" fo:orphans="2" fo:widows="2" fo:padding="0cm" fo:border="none"/>
      <style:text-properties fo:font-variant="normal" fo:text-transform="none" fo:color="#000000" style:font-name="DejaVu Sans Mono" fo:font-size="11.3000001907349pt" fo:letter-spacing="normal" fo:font-style="normal" fo:font-weight="bold" officeooo:rsid="001fc068" officeooo:paragraph-rsid="001fc068" style:font-weight-asian="bold" style:font-weight-complex="bold"/>
    </style:style>
    <style:style style:name="P33" style:family="paragraph" style:parent-style-name="Preformatted_20_Text">
      <style:paragraph-properties fo:margin-top="0cm" fo:margin-bottom="0.265cm" loext:contextual-spacing="false" fo:text-align="start" style:justify-single-word="false" fo:orphans="2" fo:widows="2" fo:padding="0cm" fo:border="none"/>
      <style:text-properties fo:font-variant="normal" fo:text-transform="none" fo:color="#000000" style:font-name="DejaVu Sans Mono" fo:font-size="11.3000001907349pt" fo:letter-spacing="normal" fo:font-style="normal" fo:font-weight="normal"/>
    </style:style>
    <style:style style:name="P34" style:family="paragraph" style:parent-style-name="Preformatted_20_Text">
      <style:paragraph-properties fo:margin-top="0cm" fo:margin-bottom="0.265cm" loext:contextual-spacing="false" fo:text-align="start" style:justify-single-word="false" fo:orphans="2" fo:widows="2" fo:padding="0cm" fo:border="none"/>
      <style:text-properties fo:font-variant="normal" fo:text-transform="none" fo:color="#000000" style:font-name="DejaVu Sans Mono" fo:font-size="11.3000001907349pt" fo:letter-spacing="normal" fo:font-style="normal" fo:font-weight="normal" officeooo:paragraph-rsid="0018b968"/>
    </style:style>
    <style:style style:name="P35" style:family="paragraph" style:parent-style-name="Preformatted_20_Text">
      <style:paragraph-properties fo:margin-top="0cm" fo:margin-bottom="0.265cm" loext:contextual-spacing="false" fo:text-align="start" style:justify-single-word="false" fo:orphans="2" fo:widows="2" fo:padding="0cm" fo:border="none"/>
      <style:text-properties fo:font-variant="normal" fo:text-transform="none" fo:color="#808080" style:font-name="DejaVu Sans Mono" fo:font-size="11.3000001907349pt" fo:letter-spacing="normal" fo:font-style="italic" fo:font-weight="bold" officeooo:rsid="001e18fb" officeooo:paragraph-rsid="001e18fb" style:font-weight-asian="bold" style:font-weight-complex="bold"/>
    </style:style>
    <style:style style:name="T1" style:family="text">
      <style:text-properties fo:font-variant="normal" fo:text-transform="none" fo:color="#2d3e50" style:font-name="Source Sans Pro" fo:font-size="10.5pt" fo:letter-spacing="normal" fo:font-style="normal"/>
    </style:style>
    <style:style style:name="T2" style:family="text">
      <style:text-properties fo:font-variant="normal" fo:text-transform="none" fo:color="#2d3e50" style:font-name="Source Sans Pro" fo:font-size="10.5pt" fo:letter-spacing="normal" fo:font-style="normal" fo:font-weight="normal"/>
    </style:style>
    <style:style style:name="T3" style:family="text">
      <style:text-properties fo:font-variant="normal" fo:text-transform="none" fo:color="#2d3e50" style:font-name="Source Sans Pro" fo:font-size="10.5pt" fo:letter-spacing="normal" fo:font-style="normal" fo:background-color="#efefef" loext:char-shading-value="0"/>
    </style:style>
    <style:style style:name="T4" style:family="text">
      <style:text-properties fo:font-variant="normal" fo:text-transform="none" fo:color="#2d3e50" style:font-name="Source Sans Pro" fo:font-size="10.5pt" fo:letter-spacing="normal" fo:font-style="italic"/>
    </style:style>
    <style:style style:name="T5" style:family="text">
      <style:text-properties fo:font-variant="normal" fo:text-transform="none" fo:color="#000080" style:font-name="Source Sans Pro" fo:font-size="10.5pt" fo:letter-spacing="normal" fo:font-style="normal"/>
    </style:style>
    <style:style style:name="T6" style:family="text">
      <style:text-properties fo:font-variant="normal" fo:text-transform="none" fo:color="#0000ff" style:font-name="Source Sans Pro" fo:font-size="10.5pt" fo:letter-spacing="normal" fo:font-style="normal" fo:background-color="#efefef" loext:char-shading-value="0"/>
    </style:style>
    <style:style style:name="T7" style:family="text">
      <style:text-properties fo:font-variant="normal" fo:text-transform="none" fo:color="#0000ff" fo:letter-spacing="normal" fo:font-style="normal" fo:font-weight="bold" fo:background-color="#efefef" loext:char-shading-value="0"/>
    </style:style>
    <style:style style:name="T8" style:family="text">
      <style:text-properties fo:font-variant="normal" fo:text-transform="none" fo:letter-spacing="normal" fo:font-style="normal" fo:font-weight="normal" fo:background-color="#efefef" loext:char-shading-value="0"/>
    </style:style>
    <style:style style:name="T9" style:family="text">
      <style:text-properties fo:font-variant="normal" fo:text-transform="none" fo:color="#660e7a" style:font-name="Source Sans Pro" fo:font-size="10.5pt" fo:letter-spacing="normal" fo:font-style="italic"/>
    </style:style>
    <style:style style:name="T10" style:family="text">
      <style:text-properties fo:font-variant="normal" fo:text-transform="none" fo:color="#008000" style:font-name="Source Sans Pro" fo:font-size="10.5pt" fo:letter-spacing="normal" fo:font-style="normal"/>
    </style:style>
    <style:style style:name="T11" style:family="text">
      <style:text-properties fo:font-variant="normal" fo:text-transform="none" fo:color="#808000" style:font-name="Source Sans Pro" fo:font-size="10.5pt" fo:letter-spacing="normal" fo:font-style="normal"/>
    </style:style>
    <style:style style:name="T12" style:family="text">
      <style:text-properties fo:font-style="italic"/>
    </style:style>
    <style:style style:name="T13" style:family="text">
      <style:text-properties fo:color="#000080"/>
    </style:style>
    <style:style style:name="T14" style:family="text">
      <style:text-properties fo:color="#000080" fo:font-weight="bold"/>
    </style:style>
    <style:style style:name="T15" style:family="text">
      <style:text-properties fo:color="#000080" fo:font-weight="bold" fo:background-color="#efefef" loext:char-shading-value="0"/>
    </style:style>
    <style:style style:name="T16" style:family="text">
      <style:text-properties fo:color="#000080" style:font-name="DejaVu Sans Mono" fo:font-size="11.3000001907349pt" fo:font-weight="bold"/>
    </style:style>
    <style:style style:name="T17" style:family="text">
      <style:text-properties fo:color="#000080" style:font-name="DejaVu Sans Mono" fo:font-size="11.3000001907349pt" fo:font-weight="bold" fo:background-color="#efefef" loext:char-shading-value="0"/>
    </style:style>
    <style:style style:name="T18" style:family="text">
      <style:text-properties style:font-name="DejaVu Sans Mono" fo:font-size="11.3000001907349pt"/>
    </style:style>
    <style:style style:name="T19" style:family="text">
      <style:text-properties style:font-name="DejaVu Sans Mono" fo:font-size="11.3000001907349pt" fo:font-style="italic"/>
    </style:style>
    <style:style style:name="T20" style:family="text">
      <style:text-properties style:font-name="DejaVu Sans Mono" fo:font-size="11.3000001907349pt" fo:background-color="#efefef" loext:char-shading-value="0"/>
    </style:style>
    <style:style style:name="T21" style:family="text">
      <style:text-properties fo:color="#008000"/>
    </style:style>
    <style:style style:name="T22" style:family="text">
      <style:text-properties fo:color="#008000" style:font-name="DejaVu Sans Mono" fo:font-size="11.3000001907349pt" fo:font-weight="bold"/>
    </style:style>
    <style:style style:name="T23" style:family="text">
      <style:text-properties fo:color="#008000" style:font-name="DejaVu Sans Mono" fo:font-size="11.3000001907349pt" fo:font-weight="bold" fo:background-color="#efefef" loext:char-shading-value="0"/>
    </style:style>
    <style:style style:name="T24" style:family="text">
      <style:text-properties fo:color="#008000" fo:font-weight="bold"/>
    </style:style>
    <style:style style:name="T25" style:family="text">
      <style:text-properties fo:color="#008000" fo:font-weight="bold" fo:background-color="#efefef" loext:char-shading-value="0"/>
    </style:style>
    <style:style style:name="T26" style:family="text">
      <style:text-properties fo:background-color="#efefef" loext:char-shading-value="0"/>
    </style:style>
    <style:style style:name="T27" style:family="text">
      <style:text-properties fo:color="#0000ff" fo:font-weight="bold" fo:background-color="#efefef" loext:char-shading-value="0"/>
    </style:style>
    <style:style style:name="T28" style:family="text">
      <style:text-properties fo:color="#0000ff" style:font-name="DejaVu Sans Mono" fo:font-size="11.3000001907349pt"/>
    </style:style>
    <style:style style:name="T29" style:family="text">
      <style:text-properties fo:color="#0000ff" style:font-name="DejaVu Sans Mono" fo:font-size="11.3000001907349pt" fo:font-weight="bold"/>
    </style:style>
    <style:style style:name="T30" style:family="text">
      <style:text-properties fo:color="#0000ff" style:font-name="DejaVu Sans Mono" fo:font-size="11.3000001907349pt" fo:font-weight="bold" fo:background-color="#efefef" loext:char-shading-value="0"/>
    </style:style>
    <style:style style:name="T31" style:family="text">
      <style:text-properties fo:color="#0000ff" fo:background-color="#efefef" loext:char-shading-value="0"/>
    </style:style>
    <style:style style:name="T32" style:family="text">
      <style:text-properties fo:color="#660e7a"/>
    </style:style>
    <style:style style:name="T33" style:family="text">
      <style:text-properties fo:color="#660e7a" fo:font-weight="bold"/>
    </style:style>
    <style:style style:name="T34" style:family="text">
      <style:text-properties fo:color="#660e7a" fo:font-weight="bold" fo:background-color="#efefef" loext:char-shading-value="0"/>
    </style:style>
    <style:style style:name="T35" style:family="text">
      <style:text-properties fo:color="#660e7a" style:font-name="DejaVu Sans Mono" fo:font-size="11.3000001907349pt" fo:font-weight="bold"/>
    </style:style>
    <style:style style:name="T36" style:family="text">
      <style:text-properties fo:color="#660e7a" style:font-name="DejaVu Sans Mono" fo:font-size="11.3000001907349pt" fo:font-weight="bold" fo:background-color="#efefef" loext:char-shading-value="0"/>
    </style:style>
    <style:style style:name="T37" style:family="text">
      <style:text-properties fo:color="#660e7a" style:font-name="DejaVu Sans Mono" fo:font-size="11.3000001907349pt" fo:font-style="italic" fo:font-weight="bold"/>
    </style:style>
    <style:style style:name="T38" style:family="text">
      <style:text-properties fo:color="#660e7a" fo:font-style="italic"/>
    </style:style>
    <style:style style:name="T39" style:family="text">
      <style:text-properties fo:color="#660e7a" fo:font-style="italic" fo:font-weight="bold"/>
    </style:style>
    <style:style style:name="T40" style:family="text">
      <style:text-properties fo:color="#000000" style:font-name="DejaVu Sans Mono" fo:font-size="11.3000001907349pt" fo:background-color="#efefef" loext:char-shading-value="0"/>
    </style:style>
    <style:style style:name="T41" style:family="text">
      <style:text-properties fo:color="#808000"/>
    </style:style>
    <style:style style:name="T42" style:family="text">
      <style:text-properties fo:color="#808000" style:font-name="DejaVu Sans Mono" fo:font-size="11.3000001907349pt"/>
    </style:style>
    <style:style style:name="T43" style:family="text">
      <style:text-properties fo:color="#458383" style:font-name="DejaVu Sans Mono" fo:font-size="11.3000001907349pt"/>
    </style:style>
    <style:style style:name="T44" style:family="text">
      <style:text-properties fo:color="#7a7a43" style:font-name="DejaVu Sans Mono" fo:font-size="11.3000001907349pt"/>
    </style:style>
    <text:list-style style:name="L1">
      <text:list-level-style-number text:level="1" text:style-name="Numbering_20_Symbols" style:num-suffix=")" style:num-format="1">
        <style:list-level-properties text:space-before="1.247cm"/>
      </text:list-level-style-number>
      <text:list-level-style-number text:level="2" text:style-name="Numbering_20_Symbols" style:num-suffix=")" style:num-format="1">
        <style:list-level-properties text:space-before="1.995cm" text:min-label-width="0.499cm"/>
      </text:list-level-style-number>
      <text:list-level-style-number text:level="3" text:style-name="Numbering_20_Symbols" style:num-suffix=")" style:num-format="1">
        <style:list-level-properties text:space-before="3.242cm" text:min-label-width="0.499cm"/>
      </text:list-level-style-number>
      <text:list-level-style-number text:level="4" text:style-name="Numbering_20_Symbols" style:num-suffix=")" style:num-format="1">
        <style:list-level-properties text:space-before="4.489cm" text:min-label-width="0.499cm"/>
      </text:list-level-style-number>
      <text:list-level-style-number text:level="5" text:style-name="Numbering_20_Symbols" style:num-suffix=")" style:num-format="1">
        <style:list-level-properties text:space-before="5.736cm" text:min-label-width="0.499cm"/>
      </text:list-level-style-number>
      <text:list-level-style-number text:level="6" text:style-name="Numbering_20_Symbols" style:num-suffix=")" style:num-format="1">
        <style:list-level-properties text:space-before="6.983cm" text:min-label-width="0.499cm"/>
      </text:list-level-style-number>
      <text:list-level-style-number text:level="7" text:style-name="Numbering_20_Symbols" style:num-suffix=")" style:num-format="1">
        <style:list-level-properties text:space-before="8.23cm" text:min-label-width="0.499cm"/>
      </text:list-level-style-number>
      <text:list-level-style-number text:level="8" text:style-name="Numbering_20_Symbols" style:num-suffix=")" style:num-format="1">
        <style:list-level-properties text:space-before="9.478cm" text:min-label-width="0.499cm"/>
      </text:list-level-style-number>
      <text:list-level-style-number text:level="9" text:style-name="Numbering_20_Symbols" style:num-suffix=")" style:num-format="1">
        <style:list-level-properties text:space-before="10.725cm" text:min-label-width="0.499cm"/>
      </text:list-level-style-number>
      <text:list-level-style-number text:level="10" text:style-name="Numbering_20_Symbols" style:num-suffix=")" style:num-format="1">
        <style:list-level-properties text:space-before="11.972cm" text:min-label-width="0.499cm"/>
      </text:list-level-style-number>
    </text:list-style>
    <text:list-style style:name="L2">
      <text:list-level-style-number text:level="1" style:num-prefix="Question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885834315" text:style-name="L2">
        <text:list-item>
          <text:p text:style-name="P10"><text:span text:style-name="T2">Create an external JS file and use it to show an alert on click of a button.</text:span></text:p>
          <text:p text:style-name="P12"><text:span text:style-name="T1">Alert.js:--------------------------------------</text:span></text:p>
          <text:p text:style-name="P22"><text:span text:style-name="T5">function </text:span><text:span text:style-name="T4">myFunction</text:span><text:span text:style-name="T1">() {</text:span></text:p>
        </text:list-item>
      </text:list>
      <text:p text:style-name="P16"><text:s text:c="4"/><text:span text:style-name="T19">alert</text:span><text:span text:style-name="T18">(</text:span><text:span text:style-name="T22">"Showing Alert"</text:span><text:span text:style-name="T18">);</text:span></text:p>
      <text:p text:style-name="P19">}</text:p>
      <text:list xml:id="list154455000696704" text:continue-numbering="true" text:style-name="L2">
        <text:list-header>
          <text:p text:style-name="P12"><text:span text:style-name="T1">Question1.html:-----------------------------</text:span></text:p>
          <text:p text:style-name="P22"><text:span text:style-name="T3">&lt;!DOCTYPE </text:span><text:span text:style-name="T6">html</text:span><text:span text:style-name="T3">&gt;</text:span></text:p>
        </text:list-header>
      </text:list>
      <text:p text:style-name="P15"><text:span text:style-name="T26">&lt;</text:span><text:span text:style-name="T15">html </text:span><text:span text:style-name="T27">lang=</text:span><text:span text:style-name="T25">"en" </text:span><text:span text:style-name="T27">xmlns:</text:span><text:span text:style-name="T34">th</text:span><text:span text:style-name="T27">=</text:span><text:span text:style-name="T25">"http://www.springframework.org/schema/mvc"</text:span><text:span text:style-name="T26">&gt;</text:span></text:p>
      <text:p text:style-name="P15"><text:span text:style-name="T26">&lt;</text:span><text:span text:style-name="T15">head</text:span><text:span text:style-name="T26">&gt;</text:span></text:p>
      <text:p text:style-name="P16"><text:s text:c="4"/><text:span text:style-name="T20">&lt;</text:span><text:span text:style-name="T17">meta </text:span><text:span text:style-name="T30">charset=</text:span><text:span text:style-name="T23">"UTF-8"</text:span><text:span text:style-name="T20">&gt;</text:span></text:p>
      <text:p text:style-name="P16"><text:s text:c="4"/><text:span text:style-name="T20">&lt;</text:span><text:span text:style-name="T17">title</text:span><text:span text:style-name="T20">&gt;</text:span><text:span text:style-name="T18">Alert By Button</text:span><text:span text:style-name="T20">&lt;/</text:span><text:span text:style-name="T17">title</text:span><text:span text:style-name="T20">&gt;</text:span></text:p>
      <text:p text:style-name="P16"><text:s text:c="4"/><text:span text:style-name="T20">&lt;</text:span><text:span text:style-name="T17">script </text:span><text:span text:style-name="T30">type=</text:span><text:span text:style-name="T23">"text/javascript" </text:span><text:span text:style-name="T36">th</text:span><text:span text:style-name="T30">:src=</text:span><text:span text:style-name="T23">"@{/js/Alert.js}"</text:span><text:span text:style-name="T20">&gt;&lt;/</text:span><text:span text:style-name="T17">script</text:span><text:span text:style-name="T20">&gt;</text:span></text:p>
      <text:p text:style-name="P15"><text:span text:style-name="T26">&lt;/</text:span><text:span text:style-name="T15">head</text:span><text:span text:style-name="T26">&gt;</text:span></text:p>
      <text:p text:style-name="P15"><text:span text:style-name="T26">&lt;</text:span><text:span text:style-name="T15">body</text:span><text:span text:style-name="T26">&gt;</text:span></text:p>
      <text:p text:style-name="P15"><text:span text:style-name="T26">&lt;</text:span><text:span text:style-name="T15">button </text:span><text:span text:style-name="T27">onclick=</text:span><text:span text:style-name="T25">"</text:span><text:span text:style-name="T12">myFunction</text:span>()<text:span text:style-name="T25">" </text:span><text:span text:style-name="T26">&gt;</text:span>Click<text:span text:style-name="T26">&lt;/</text:span><text:span text:style-name="T15">button</text:span><text:span text:style-name="T26">&gt;</text:span></text:p>
      <text:p text:style-name="P15"><text:span text:style-name="T26">&lt;/</text:span><text:span text:style-name="T15">body</text:span><text:span text:style-name="T26">&gt;</text:span></text:p>
      <text:p text:style-name="P20"><text:span text:style-name="T40">&lt;/</text:span><text:span text:style-name="T17">html</text:span><text:span text:style-name="T40">&gt;</text:span></text:p>
      <text:list xml:id="list154455140489779" text:continue-numbering="true" text:style-name="L2">
        <text:list-item>
          <text:p text:style-name="P1">Create an external CSS file and use it to modify hello world page background color to <text:bookmark-start text:name="__DdeLink__1_3282820360"/>grey<text:bookmark-end text:name="__DdeLink__1_3282820360"/>.</text:p>
          <text:p text:style-name="P3">style.css:----------------------------</text:p>
          <text:p text:style-name="P26">.<text:span text:style-name="T13">odd</text:span>{</text:p>
          <text:p text:style-name="P17"><text:s text:c="4"/><text:span text:style-name="T29">background-color</text:span><text:span text:style-name="T18">: </text:span><text:span text:style-name="T22">grey</text:span><text:span text:style-name="T18">;</text:span></text:p>
          <text:p text:style-name="P21">}</text:p>
          <text:p text:style-name="P3">Question2.html:-------------------------</text:p>
          <text:p text:style-name="P24"><text:span text:style-name="T26">&lt;!DOCTYPE </text:span><text:span text:style-name="T27">html</text:span><text:span text:style-name="T26">&gt;</text:span></text:p>
        </text:list-item>
      </text:list>
      <text:p text:style-name="P15"><text:span text:style-name="T26">&lt;</text:span><text:span text:style-name="T15">html </text:span><text:span text:style-name="T27">lang=</text:span><text:span text:style-name="T25">"en" </text:span><text:span text:style-name="T27">xmlns:</text:span><text:span text:style-name="T34">th</text:span><text:span text:style-name="T27">=</text:span><text:span text:style-name="T25">"http://www.w3.org/1999/xhtml"</text:span><text:span text:style-name="T26">&gt;</text:span></text:p>
      <text:p text:style-name="P15"><text:span text:style-name="T26">&lt;</text:span><text:span text:style-name="T15">head</text:span><text:span text:style-name="T26">&gt;</text:span></text:p>
      <text:p text:style-name="P16"><text:s text:c="4"/><text:span text:style-name="T20">&lt;</text:span><text:span text:style-name="T17">meta </text:span><text:span text:style-name="T30">charset=</text:span><text:span text:style-name="T23">"UTF-8"</text:span><text:span text:style-name="T20">&gt;</text:span></text:p>
      <text:p text:style-name="P16"><text:s text:c="4"/><text:span text:style-name="T20">&lt;</text:span><text:span text:style-name="T17">title</text:span><text:span text:style-name="T20">&gt;</text:span><text:span text:style-name="T18">Color</text:span><text:span text:style-name="T20">&lt;/</text:span><text:span text:style-name="T17">title</text:span><text:span text:style-name="T20">&gt;</text:span></text:p>
      <text:p text:style-name="P16"><text:s text:c="4"/><text:span text:style-name="T20">&lt;</text:span><text:span text:style-name="T17">link </text:span><text:span text:style-name="T30">rel=</text:span><text:span text:style-name="T23">"stylesheet" </text:span><text:span text:style-name="T36">th</text:span><text:span text:style-name="T30">:href=</text:span><text:span text:style-name="T23">"@{/css/style.css}"</text:span><text:span text:style-name="T20">&gt;</text:span></text:p>
      <text:p text:style-name="P15"><text:span text:style-name="T26">&lt;/</text:span><text:span text:style-name="T15">head</text:span><text:span text:style-name="T26">&gt;</text:span></text:p>
      <text:p text:style-name="P15"><text:span text:style-name="T26">&lt;</text:span><text:span text:style-name="T15">body </text:span><text:span text:style-name="T27">class=</text:span><text:span text:style-name="T25">"odd"</text:span><text:span text:style-name="T26">&gt;</text:span></text:p>
      <text:p text:style-name="P15"><text:span text:style-name="T26">&lt;</text:span><text:span text:style-name="T15">h1</text:span><text:span text:style-name="T26">&gt;</text:span>Hello World<text:span text:style-name="T26">&lt;/</text:span><text:span text:style-name="T15">h1</text:span><text:span text:style-name="T26">&gt;</text:span></text:p>
      <text:p text:style-name="P15"><text:span text:style-name="T26">&lt;/</text:span><text:span text:style-name="T15">body</text:span><text:span text:style-name="T26">&gt;</text:span></text:p>
      <text:p text:style-name="P19"><text:span text:style-name="T26">&lt;/</text:span><text:span text:style-name="T15">html</text:span><text:span text:style-name="T26">&gt;</text:span></text:p>
      <text:list xml:id="list154454372745625" text:continue-numbering="true" text:style-name="L2">
        <text:list-header>
          <text:p text:style-name="P1"/>
        </text:list-header>
        <text:list-item>
          <text:p text:style-name="P1">Create an Employee registration form and bind it's requested values on the controller.</text:p>
        </text:list-item>
      </text:list>
      <text:p text:style-name="P4">Employee.java:----------------</text:p>
      <text:p text:style-name="P25"><text:span text:style-name="T14">package </text:span>com.ttn.thymeleaf.entity;</text:p>
      <text:p text:style-name="P15"><text:span text:style-name="T14">public class </text:span>Employee {</text:p>
      <text:p text:style-name="P16"><text:soft-page-break/><text:s text:c="4"/><text:span text:style-name="T16">private </text:span><text:span text:style-name="T18">String </text:span><text:span text:style-name="T35">name</text:span><text:span text:style-name="T18">;</text:span></text:p>
      <text:p text:style-name="P16"><text:s text:c="4"/><text:span text:style-name="T16">private </text:span><text:span text:style-name="T18">String </text:span><text:span text:style-name="T35">department</text:span><text:span text:style-name="T18">;</text:span></text:p>
      <text:p text:style-name="P16"><text:s text:c="4"/><text:span text:style-name="T16">private </text:span><text:span text:style-name="T18">String </text:span><text:span text:style-name="T35">gender</text:span><text:span text:style-name="T18">;</text:span></text:p>
      <text:p text:style-name="P16"><text:s text:c="4"/><text:span text:style-name="T16">private </text:span><text:span text:style-name="T18">Integer </text:span><text:span text:style-name="T35">salary</text:span><text:span text:style-name="T18">;</text:span></text:p>
      <text:p text:style-name="P16"><text:s text:c="4"/><text:span text:style-name="T16">public </text:span><text:span text:style-name="T18">String getName() {</text:span></text:p>
      <text:p text:style-name="P16"><text:s text:c="8"/><text:span text:style-name="T16">return </text:span><text:span text:style-name="T35">name</text:span><text:span text:style-name="T18">;</text:span></text:p>
      <text:p text:style-name="P16"><text:s text:c="4"/><text:span text:style-name="T18">}</text:span></text:p>
      <text:p text:style-name="P16"><text:s text:c="4"/><text:span text:style-name="T16">public void </text:span><text:span text:style-name="T18">setName(String name) {</text:span></text:p>
      <text:p text:style-name="P16"><text:s text:c="8"/><text:span text:style-name="T16">this</text:span><text:span text:style-name="T18">.</text:span><text:span text:style-name="T35">name </text:span><text:span text:style-name="T18">= name;</text:span></text:p>
      <text:p text:style-name="P16"><text:s text:c="4"/><text:span text:style-name="T18">}</text:span></text:p>
      <text:p text:style-name="P16"><text:s text:c="4"/><text:span text:style-name="T16">public </text:span><text:span text:style-name="T18">String getDepartment() {</text:span></text:p>
      <text:p text:style-name="P16"><text:s text:c="8"/><text:span text:style-name="T16">return </text:span><text:span text:style-name="T35">department</text:span><text:span text:style-name="T18">;</text:span></text:p>
      <text:p text:style-name="P16"><text:s text:c="4"/><text:span text:style-name="T18">}</text:span></text:p>
      <text:p text:style-name="P16"><text:s text:c="4"/><text:span text:style-name="T16">public void </text:span><text:span text:style-name="T18">setDepartment(String department) {</text:span></text:p>
      <text:p text:style-name="P16"><text:s text:c="8"/><text:span text:style-name="T16">this</text:span><text:span text:style-name="T18">.</text:span><text:span text:style-name="T35">department </text:span><text:span text:style-name="T18">= department;</text:span></text:p>
      <text:p text:style-name="P16"><text:s text:c="4"/><text:span text:style-name="T18">}</text:span></text:p>
      <text:p text:style-name="P16"><text:s text:c="4"/><text:span text:style-name="T16">public </text:span><text:span text:style-name="T18">String getGender() {</text:span></text:p>
      <text:p text:style-name="P16"><text:s text:c="8"/><text:span text:style-name="T16">return </text:span><text:span text:style-name="T35">gender</text:span><text:span text:style-name="T18">;</text:span></text:p>
      <text:p text:style-name="P16"><text:s text:c="4"/><text:span text:style-name="T18">}</text:span></text:p>
      <text:p text:style-name="P16"><text:s text:c="4"/><text:span text:style-name="T16">public void </text:span><text:span text:style-name="T18">setGender(String gender) {</text:span></text:p>
      <text:p text:style-name="P16"><text:s text:c="8"/><text:span text:style-name="T16">this</text:span><text:span text:style-name="T18">.</text:span><text:span text:style-name="T35">gender </text:span><text:span text:style-name="T18">= gender;</text:span></text:p>
      <text:p text:style-name="P16"><text:s text:c="4"/><text:span text:style-name="T18">}</text:span></text:p>
      <text:p text:style-name="P16"><text:s text:c="4"/><text:span text:style-name="T16">public </text:span><text:span text:style-name="T18">Integer getSalary() {</text:span></text:p>
      <text:p text:style-name="P16"><text:s text:c="8"/><text:span text:style-name="T16">return </text:span><text:span text:style-name="T35">salary</text:span><text:span text:style-name="T18">;</text:span></text:p>
      <text:p text:style-name="P16"><text:s text:c="4"/><text:span text:style-name="T18">}</text:span></text:p>
      <text:p text:style-name="P16"><text:s text:c="4"/><text:span text:style-name="T16">public void </text:span><text:span text:style-name="T18">setSalary(Integer salary) {</text:span></text:p>
      <text:p text:style-name="P16"><text:s text:c="8"/><text:span text:style-name="T16">this</text:span><text:span text:style-name="T18">.</text:span><text:span text:style-name="T35">salary </text:span><text:span text:style-name="T18">= salary;</text:span></text:p>
      <text:p text:style-name="P16"><text:s text:c="4"/><text:span text:style-name="T18">}</text:span></text:p>
      <text:p text:style-name="P16"><text:s text:c="4"/><text:span text:style-name="T42">@Override</text:span></text:p>
      <text:p text:style-name="P16"><text:span text:style-name="T41"><text:s text:c="4"/></text:span><text:span text:style-name="T16">public </text:span><text:span text:style-name="T18">String toString() {</text:span></text:p>
      <text:p text:style-name="P16"><text:s text:c="8"/><text:span text:style-name="T16">return </text:span><text:span text:style-name="T22">"Employee{" </text:span><text:span text:style-name="T18">+</text:span></text:p>
      <text:p text:style-name="P16"><text:s text:c="16"/><text:span text:style-name="T22">"name='" </text:span><text:span text:style-name="T18">+ </text:span><text:span text:style-name="T35">name </text:span><text:span text:style-name="T18">+ </text:span><text:span text:style-name="T22">'</text:span><text:span text:style-name="T16">\'</text:span><text:span text:style-name="T22">' </text:span><text:span text:style-name="T18">+</text:span></text:p>
      <text:p text:style-name="P16"><text:s text:c="16"/><text:span text:style-name="T22">", department='" </text:span><text:span text:style-name="T18">+ </text:span><text:span text:style-name="T35">department </text:span><text:span text:style-name="T18">+ </text:span><text:span text:style-name="T22">'</text:span><text:span text:style-name="T16">\'</text:span><text:span text:style-name="T22">' </text:span><text:span text:style-name="T18">+</text:span></text:p>
      <text:p text:style-name="P16"><text:s text:c="16"/><text:span text:style-name="T22">", gender='" </text:span><text:span text:style-name="T18">+ </text:span><text:span text:style-name="T35">gender </text:span><text:span text:style-name="T18">+ </text:span><text:span text:style-name="T22">'</text:span><text:span text:style-name="T16">\'</text:span><text:span text:style-name="T22">' </text:span><text:span text:style-name="T18">+</text:span></text:p>
      <text:p text:style-name="P16"><text:s text:c="16"/><text:span text:style-name="T22">", salary=" </text:span><text:span text:style-name="T18">+ </text:span><text:span text:style-name="T35">salary </text:span><text:span text:style-name="T18">+</text:span></text:p>
      <text:p text:style-name="P16"><text:s text:c="16"/><text:span text:style-name="T22">'}'</text:span><text:span text:style-name="T18">;</text:span></text:p>
      <text:p text:style-name="P16"><text:s text:c="4"/><text:span text:style-name="T18">}</text:span></text:p>
      <text:p text:style-name="P19">}</text:p>
      <text:p text:style-name="P25"/>
      <text:p text:style-name="P15"/>
      <text:p text:style-name="P4">Question3.html:---------------------------------------</text:p>
      <text:p text:style-name="P25"><text:span text:style-name="T26">&lt;!DOCTYPE </text:span><text:span text:style-name="T27">html</text:span><text:span text:style-name="T26">&gt;</text:span></text:p>
      <text:p text:style-name="P15"><text:span text:style-name="T26">&lt;</text:span><text:span text:style-name="T15">html </text:span><text:span text:style-name="T27">lang=</text:span><text:span text:style-name="T25">"en" </text:span><text:span text:style-name="T27">xmlns:</text:span><text:span text:style-name="T34">th</text:span><text:span text:style-name="T27">=</text:span><text:span text:style-name="T25">"http://www.w3.org/1999/xhtml"</text:span><text:span text:style-name="T26">&gt;</text:span></text:p>
      <text:p text:style-name="P15"><text:span text:style-name="T26">&lt;</text:span><text:span text:style-name="T15">head</text:span><text:span text:style-name="T26">&gt;</text:span></text:p>
      <text:p text:style-name="P16"><text:s text:c="4"/><text:span text:style-name="T20">&lt;</text:span><text:span text:style-name="T17">meta </text:span><text:span text:style-name="T30">charset=</text:span><text:span text:style-name="T23">"UTF-8"</text:span><text:span text:style-name="T20">&gt;</text:span></text:p>
      <text:p text:style-name="P16"><text:s text:c="4"/><text:span text:style-name="T20">&lt;</text:span><text:span text:style-name="T17">title</text:span><text:span text:style-name="T20">&gt;</text:span><text:span text:style-name="T18">Title</text:span><text:span text:style-name="T20">&lt;/</text:span><text:span text:style-name="T17">title</text:span><text:span text:style-name="T20">&gt;</text:span></text:p>
      <text:p text:style-name="P15"><text:span text:style-name="T26">&lt;/</text:span><text:span text:style-name="T15">head</text:span><text:span text:style-name="T26">&gt;</text:span></text:p>
      <text:p text:style-name="P15"><text:span text:style-name="T26">&lt;</text:span><text:span text:style-name="T15">body</text:span><text:span text:style-name="T26">&gt;</text:span></text:p>
      <text:p text:style-name="P15"><text:span text:style-name="T26">&lt;</text:span><text:span text:style-name="T15">form </text:span><text:span text:style-name="T34">th</text:span><text:span text:style-name="T27">:action=</text:span><text:span text:style-name="T25">"@{/employee}" </text:span><text:span text:style-name="T34">th</text:span><text:span text:style-name="T27">:object=</text:span><text:span text:style-name="T25">"${employee}" </text:span><text:span text:style-name="T27">method=</text:span><text:span text:style-name="T25">"post"</text:span><text:span text:style-name="T26">&gt;</text:span></text:p>
      <text:p text:style-name="P16"><text:s text:c="4"/><text:span text:style-name="T20">&lt;</text:span><text:span text:style-name="T17">table</text:span><text:span text:style-name="T20">&gt;</text:span></text:p>
      <text:p text:style-name="P16"><text:s text:c="8"/><text:span text:style-name="T20">&lt;</text:span><text:span text:style-name="T17">tr</text:span><text:span text:style-name="T20">&gt;&lt;</text:span><text:span text:style-name="T17">td</text:span><text:span text:style-name="T20">&gt;&lt;</text:span><text:span text:style-name="T17">label</text:span><text:span text:style-name="T20">&gt;</text:span><text:span text:style-name="T18">Name</text:span><text:span text:style-name="T20">&lt;/</text:span><text:span text:style-name="T17">label</text:span><text:span text:style-name="T20">&gt;&lt;/</text:span><text:span text:style-name="T17">td</text:span><text:span text:style-name="T20">&gt;</text:span></text:p>
      <text:p text:style-name="P16"><text:soft-page-break/><text:s text:c="8"/><text:span text:style-name="T20">&lt;</text:span><text:span text:style-name="T17">td</text:span><text:span text:style-name="T20">&gt;&lt;</text:span><text:span text:style-name="T17">input </text:span><text:span text:style-name="T36">th</text:span><text:span text:style-name="T30">:type=</text:span><text:span text:style-name="T23">"text" </text:span><text:span text:style-name="T36">th</text:span><text:span text:style-name="T30">:name=</text:span><text:span text:style-name="T23">"name"</text:span><text:span text:style-name="T20">&gt;&lt;/</text:span><text:span text:style-name="T17">td</text:span><text:span text:style-name="T20">&gt;&lt;/</text:span><text:span text:style-name="T17">tr</text:span><text:span text:style-name="T20">&gt;</text:span></text:p>
      <text:p text:style-name="P16"><text:s text:c="8"/><text:span text:style-name="T20">&lt;</text:span><text:span text:style-name="T17">tr</text:span><text:span text:style-name="T20">&gt;&lt;</text:span><text:span text:style-name="T17">td</text:span><text:span text:style-name="T20">&gt;&lt;</text:span><text:span text:style-name="T17">label</text:span><text:span text:style-name="T20">&gt;</text:span><text:span text:style-name="T18">Department</text:span><text:span text:style-name="T20">&lt;/</text:span><text:span text:style-name="T17">label</text:span><text:span text:style-name="T20">&gt;&lt;/</text:span><text:span text:style-name="T17">td</text:span><text:span text:style-name="T20">&gt;</text:span></text:p>
      <text:p text:style-name="P16"><text:s text:c="12"/><text:span text:style-name="T20">&lt;</text:span><text:span text:style-name="T17">td</text:span><text:span text:style-name="T20">&gt;&lt;</text:span><text:span text:style-name="T17">input </text:span><text:span text:style-name="T36">th</text:span><text:span text:style-name="T30">:type=</text:span><text:span text:style-name="T23">"text" </text:span><text:span text:style-name="T36">th</text:span><text:span text:style-name="T30">:name=</text:span><text:span text:style-name="T23">"department"</text:span><text:span text:style-name="T20">&gt;&lt;/</text:span><text:span text:style-name="T17">td</text:span><text:span text:style-name="T20">&gt;&lt;/</text:span><text:span text:style-name="T17">tr</text:span><text:span text:style-name="T20">&gt;</text:span></text:p>
      <text:p text:style-name="P16"><text:s text:c="8"/><text:span text:style-name="T20">&lt;</text:span><text:span text:style-name="T17">tr</text:span><text:span text:style-name="T20">&gt;&lt;</text:span><text:span text:style-name="T17">td</text:span><text:span text:style-name="T20">&gt;&lt;</text:span><text:span text:style-name="T17">label</text:span><text:span text:style-name="T20">&gt;</text:span><text:span text:style-name="T18">Gender</text:span><text:span text:style-name="T20">&lt;/</text:span><text:span text:style-name="T17">label</text:span><text:span text:style-name="T20">&gt;&lt;/</text:span><text:span text:style-name="T17">td</text:span><text:span text:style-name="T20">&gt;</text:span></text:p>
      <text:p text:style-name="P16"><text:s text:c="12"/><text:span text:style-name="T20">&lt;</text:span><text:span text:style-name="T17">td</text:span><text:span text:style-name="T20">&gt;&lt;</text:span><text:span text:style-name="T17">input </text:span><text:span text:style-name="T36">th</text:span><text:span text:style-name="T30">:type=</text:span><text:span text:style-name="T23">"text" </text:span><text:span text:style-name="T36">th</text:span><text:span text:style-name="T30">:name=</text:span><text:span text:style-name="T23">"gender"</text:span><text:span text:style-name="T20">&gt;&lt;/</text:span><text:span text:style-name="T17">td</text:span><text:span text:style-name="T20">&gt;&lt;/</text:span><text:span text:style-name="T17">tr</text:span><text:span text:style-name="T20">&gt;</text:span></text:p>
      <text:p text:style-name="P16"><text:s text:c="8"/><text:span text:style-name="T20">&lt;</text:span><text:span text:style-name="T17">tr</text:span><text:span text:style-name="T20">&gt;&lt;</text:span><text:span text:style-name="T17">td</text:span><text:span text:style-name="T20">&gt;&lt;</text:span><text:span text:style-name="T17">label</text:span><text:span text:style-name="T20">&gt;</text:span><text:span text:style-name="T18">Salary</text:span><text:span text:style-name="T20">&lt;/</text:span><text:span text:style-name="T17">label</text:span><text:span text:style-name="T20">&gt;&lt;/</text:span><text:span text:style-name="T17">td</text:span><text:span text:style-name="T20">&gt;</text:span></text:p>
      <text:p text:style-name="P16"><text:s text:c="12"/><text:span text:style-name="T20">&lt;</text:span><text:span text:style-name="T17">td</text:span><text:span text:style-name="T20">&gt;&lt;</text:span><text:span text:style-name="T17">input </text:span><text:span text:style-name="T36">th</text:span><text:span text:style-name="T30">:type=</text:span><text:span text:style-name="T23">"text" </text:span><text:span text:style-name="T36">th</text:span><text:span text:style-name="T30">:name=</text:span><text:span text:style-name="T23">"salary"</text:span><text:span text:style-name="T20">&gt;&lt;/</text:span><text:span text:style-name="T17">td</text:span><text:span text:style-name="T20">&gt;&lt;/</text:span><text:span text:style-name="T17">tr</text:span><text:span text:style-name="T20">&gt;</text:span></text:p>
      <text:p text:style-name="P16"><text:s text:c="8"/><text:span text:style-name="T20">&lt;</text:span><text:span text:style-name="T17">tr</text:span><text:span text:style-name="T20">&gt;&lt;</text:span><text:span text:style-name="T17">td</text:span><text:span text:style-name="T20">&gt;&lt;/</text:span><text:span text:style-name="T17">td</text:span><text:span text:style-name="T20">&gt;</text:span></text:p>
      <text:p text:style-name="P16"><text:s text:c="12"/><text:span text:style-name="T20">&lt;</text:span><text:span text:style-name="T17">td</text:span><text:span text:style-name="T20">&gt;&lt;</text:span><text:span text:style-name="T17">input </text:span><text:span text:style-name="T30">type=</text:span><text:span text:style-name="T23">"submit" </text:span><text:span text:style-name="T30">name=</text:span><text:span text:style-name="T23">"Submit"</text:span><text:span text:style-name="T20">&gt;&lt;/</text:span><text:span text:style-name="T17">td</text:span><text:span text:style-name="T20">&gt;&lt;/</text:span><text:span text:style-name="T17">tr</text:span><text:span text:style-name="T20">&gt;</text:span></text:p>
      <text:p text:style-name="P16"><text:s text:c="4"/><text:span text:style-name="T20">&lt;/</text:span><text:span text:style-name="T17">table</text:span><text:span text:style-name="T20">&gt;</text:span></text:p>
      <text:p text:style-name="P15"><text:span text:style-name="T26">&lt;/</text:span><text:span text:style-name="T15">form</text:span><text:span text:style-name="T26">&gt;</text:span></text:p>
      <text:p text:style-name="P15"><text:span text:style-name="T26">&lt;/</text:span><text:span text:style-name="T15">body</text:span><text:span text:style-name="T26">&gt;</text:span></text:p>
      <text:p text:style-name="P19"><text:span text:style-name="T26">&lt;/</text:span><text:span text:style-name="T15">html</text:span><text:span text:style-name="T26">&gt;</text:span></text:p>
      <text:p text:style-name="P25"><text:span text:style-name="T26"/></text:p>
      <text:p text:style-name="P14"><text:span text:style-name="T26"/></text:p>
      <text:p text:style-name="P4">TestController.java:----------------------------</text:p>
      <text:p text:style-name="P25"><text:span text:style-name="T41">@RequestMapping</text:span>(<text:span text:style-name="T24">"/question3"</text:span>)</text:p>
      <text:p text:style-name="P15">String question3(){</text:p>
      <text:p text:style-name="P16"><text:s text:c="4"/><text:span text:style-name="T16">return </text:span><text:span text:style-name="T22">"Question3"</text:span><text:span text:style-name="T18">;</text:span></text:p>
      <text:p text:style-name="P15">}</text:p>
      <text:p text:style-name="P15"><text:span text:style-name="T41">@RequestMapping</text:span>(value = <text:span text:style-name="T24">"/employee"</text:span>,method = RequestMethod.<text:span text:style-name="T39">POST</text:span>)</text:p>
      <text:p text:style-name="P18">@ResponseBody</text:p>
      <text:p text:style-name="P15">String emp(<text:span text:style-name="T41">@ModelAttribute </text:span>Employee employee){</text:p>
      <text:p text:style-name="P16"><text:s text:c="4"/><text:span text:style-name="T16">return </text:span><text:span text:style-name="T22">""</text:span><text:span text:style-name="T18">+employee;</text:span></text:p>
      <text:p text:style-name="P19">}</text:p>
      <text:p text:style-name="P25"/>
      <text:p text:style-name="P4"/>
      <text:list xml:id="list154453842817846" text:continue-numbering="true" text:style-name="L2">
        <text:list-item>
          <text:p text:style-name="P1">Create a dynamic HTML page and render an Employee table with emp object return from the controller</text:p>
        </text:list-item>
      </text:list>
      <text:p text:style-name="P29"><text:span text:style-name="T41">TestController.java:-----------------------------</text:span></text:p>
      <text:p text:style-name="P33"><text:span text:style-name="T41">@RequestMapping</text:span>(<text:span text:style-name="T24">"/showEmp"</text:span>)</text:p>
      <text:p text:style-name="P15">String show(Model model){</text:p>
      <text:p text:style-name="P16"><text:s text:c="4"/><text:span text:style-name="T18">List&lt;Employee&gt; employees=</text:span><text:span text:style-name="T16">new </text:span><text:span text:style-name="T18">ArrayList&lt;&gt;();</text:span></text:p>
      <text:p text:style-name="P16"><text:s text:c="4"/><text:span text:style-name="T18">employees.add(</text:span><text:span text:style-name="T16">new </text:span><text:span text:style-name="T18">Employee(</text:span><text:span text:style-name="T22">"Vineet"</text:span><text:span text:style-name="T18">,</text:span><text:span text:style-name="T22">"IT"</text:span><text:span text:style-name="T18">,</text:span><text:span text:style-name="T22">"Male"</text:span><text:span text:style-name="T18">,</text:span><text:span text:style-name="T28">30000</text:span><text:span text:style-name="T18">));</text:span></text:p>
      <text:p text:style-name="P16"><text:s text:c="4"/><text:span text:style-name="T18">employees.add(</text:span><text:span text:style-name="T16">new </text:span><text:span text:style-name="T18">Employee(</text:span><text:span text:style-name="T22">"Shivam"</text:span><text:span text:style-name="T18">,</text:span><text:span text:style-name="T22">"IT"</text:span><text:span text:style-name="T18">,</text:span><text:span text:style-name="T22">"Male"</text:span><text:span text:style-name="T18">,</text:span><text:span text:style-name="T28">30000</text:span><text:span text:style-name="T18">));</text:span></text:p>
      <text:p text:style-name="P16"><text:s text:c="4"/><text:span text:style-name="T18">employees.add(</text:span><text:span text:style-name="T16">new </text:span><text:span text:style-name="T18">Employee(</text:span><text:span text:style-name="T22">"DHANENDRA"</text:span><text:span text:style-name="T18">,</text:span><text:span text:style-name="T22">"IT"</text:span><text:span text:style-name="T18">,</text:span><text:span text:style-name="T22">"Male"</text:span><text:span text:style-name="T18">,</text:span><text:span text:style-name="T28">66000</text:span><text:span text:style-name="T18">));</text:span></text:p>
      <text:p text:style-name="P16"><text:s text:c="4"/><text:span text:style-name="T18">employees.add(</text:span><text:span text:style-name="T16">new </text:span><text:span text:style-name="T18">Employee(</text:span><text:span text:style-name="T22">"Rishabh"</text:span><text:span text:style-name="T18">,</text:span><text:span text:style-name="T22">"IT"</text:span><text:span text:style-name="T18">,</text:span><text:span text:style-name="T22">"Male"</text:span><text:span text:style-name="T18">,</text:span><text:span text:style-name="T28">30000</text:span><text:span text:style-name="T18">));</text:span></text:p>
      <text:p text:style-name="P16"><text:s text:c="4"/><text:span text:style-name="T18">employees.add(</text:span><text:span text:style-name="T16">new </text:span><text:span text:style-name="T18">Employee(</text:span><text:span text:style-name="T22">"Anuj"</text:span><text:span text:style-name="T18">,</text:span><text:span text:style-name="T22">"IT"</text:span><text:span text:style-name="T18">,</text:span><text:span text:style-name="T22">"Male"</text:span><text:span text:style-name="T18">,</text:span><text:span text:style-name="T28">10000</text:span><text:span text:style-name="T18">));</text:span></text:p>
      <text:p text:style-name="P16"><text:s text:c="4"/><text:span text:style-name="T18">model.addAttribute(</text:span><text:span text:style-name="T22">"emp"</text:span><text:span text:style-name="T18">,employees);</text:span></text:p>
      <text:p text:style-name="P16"><text:s text:c="4"/><text:span text:style-name="T16">return </text:span><text:span text:style-name="T22">"Question4"</text:span><text:span text:style-name="T18">;</text:span></text:p>
      <text:p text:style-name="P19">}</text:p>
      <text:p text:style-name="P2"/>
      <text:p text:style-name="P2"/>
      <text:p text:style-name="P2"/>
      <text:p text:style-name="P4"><text:soft-page-break/>hello.html:--------------------------------</text:p>
      <text:p text:style-name="P25"><text:span text:style-name="T8">&lt;!DOCTYPE </text:span><text:span text:style-name="T7">html</text:span><text:span text:style-name="T8">&gt;</text:span></text:p>
      <text:p text:style-name="P15"><text:span text:style-name="T26">&lt;</text:span><text:span text:style-name="T15">html </text:span><text:span text:style-name="T27">lang=</text:span><text:span text:style-name="T25">"en" </text:span><text:span text:style-name="T27">xmlns:</text:span><text:span text:style-name="T34">th</text:span><text:span text:style-name="T27">=</text:span><text:span text:style-name="T25">"http://www.w3.org/1999/xhtml"</text:span><text:span text:style-name="T26">&gt;</text:span></text:p>
      <text:p text:style-name="P15"><text:span text:style-name="T26">&lt;</text:span><text:span text:style-name="T15">head</text:span><text:span text:style-name="T26">&gt;</text:span></text:p>
      <text:p text:style-name="P16"><text:s text:c="4"/><text:span text:style-name="T20">&lt;</text:span><text:span text:style-name="T17">meta </text:span><text:span text:style-name="T30">charset=</text:span><text:span text:style-name="T23">"UTF-8"</text:span><text:span text:style-name="T20">&gt;</text:span></text:p>
      <text:p text:style-name="P16"><text:s text:c="4"/><text:span text:style-name="T20">&lt;</text:span><text:span text:style-name="T17">title</text:span><text:span text:style-name="T20">&gt;</text:span><text:span text:style-name="T18">Title</text:span><text:span text:style-name="T20">&lt;/</text:span><text:span text:style-name="T17">title</text:span><text:span text:style-name="T20">&gt;</text:span></text:p>
      <text:p text:style-name="P15"><text:span text:style-name="T26">&lt;/</text:span><text:span text:style-name="T15">head</text:span><text:span text:style-name="T26">&gt;</text:span></text:p>
      <text:p text:style-name="P15"><text:span text:style-name="T26">&lt;</text:span><text:span text:style-name="T15">body</text:span><text:span text:style-name="T26">&gt;</text:span></text:p>
      <text:p text:style-name="P15"><text:span text:style-name="T26">&lt;</text:span><text:span text:style-name="T15">table</text:span><text:span text:style-name="T26">&gt;</text:span></text:p>
      <text:p text:style-name="P16"><text:s text:c="4"/><text:span text:style-name="T20">&lt;</text:span><text:span text:style-name="T17">tr</text:span><text:span text:style-name="T20">&gt;</text:span></text:p>
      <text:p text:style-name="P16"><text:s text:c="8"/><text:span text:style-name="T20">&lt;</text:span><text:span text:style-name="T17">td</text:span><text:span text:style-name="T20">&gt;</text:span><text:span text:style-name="T18">Name</text:span><text:span text:style-name="T20">&lt;/</text:span><text:span text:style-name="T17">td</text:span><text:span text:style-name="T20">&gt;</text:span></text:p>
      <text:p text:style-name="P16"><text:s text:c="8"/><text:span text:style-name="T20">&lt;</text:span><text:span text:style-name="T17">td</text:span><text:span text:style-name="T20">&gt;</text:span><text:span text:style-name="T18">Department</text:span><text:span text:style-name="T20">&lt;/</text:span><text:span text:style-name="T17">td</text:span><text:span text:style-name="T20">&gt;</text:span></text:p>
      <text:p text:style-name="P16"><text:s text:c="8"/><text:span text:style-name="T20">&lt;</text:span><text:span text:style-name="T17">td</text:span><text:span text:style-name="T20">&gt;</text:span><text:span text:style-name="T18">DOB</text:span><text:span text:style-name="T20">&lt;/</text:span><text:span text:style-name="T17">td</text:span><text:span text:style-name="T20">&gt;</text:span></text:p>
      <text:p text:style-name="P16"><text:s text:c="8"/><text:span text:style-name="T20">&lt;</text:span><text:span text:style-name="T17">td</text:span><text:span text:style-name="T20">&gt;</text:span><text:span text:style-name="T18">Salary</text:span><text:span text:style-name="T20">&lt;/</text:span><text:span text:style-name="T17">td</text:span><text:span text:style-name="T20">&gt;</text:span></text:p>
      <text:p text:style-name="P16"><text:s text:c="4"/><text:span text:style-name="T20">&lt;/</text:span><text:span text:style-name="T17">tr</text:span><text:span text:style-name="T20">&gt;</text:span></text:p>
      <text:p text:style-name="P16"><text:s text:c="4"/><text:span text:style-name="T20">&lt;</text:span><text:span text:style-name="T17">tr </text:span><text:span text:style-name="T36">th</text:span><text:span text:style-name="T30">:each=</text:span><text:span text:style-name="T23">"result:${emp}"</text:span><text:span text:style-name="T20">&gt;</text:span></text:p>
      <text:p text:style-name="P16"><text:s text:c="8"/><text:span text:style-name="T20">&lt;</text:span><text:span text:style-name="T17">td </text:span><text:span text:style-name="T36">th</text:span><text:span text:style-name="T30">:text=</text:span><text:span text:style-name="T23">"${result.name}"</text:span><text:span text:style-name="T20">&gt;&lt;/</text:span><text:span text:style-name="T17">td</text:span><text:span text:style-name="T20">&gt;</text:span></text:p>
      <text:p text:style-name="P16"><text:s text:c="8"/><text:span text:style-name="T20">&lt;</text:span><text:span text:style-name="T17">td </text:span><text:span text:style-name="T36">th</text:span><text:span text:style-name="T30">:text=</text:span><text:span text:style-name="T23">"${result.department}"</text:span><text:span text:style-name="T20">&gt;&lt;/</text:span><text:span text:style-name="T17">td</text:span><text:span text:style-name="T20">&gt;</text:span></text:p>
      <text:p text:style-name="P16"><text:s text:c="8"/><text:span text:style-name="T20">&lt;</text:span><text:span text:style-name="T17">td </text:span><text:span text:style-name="T36">th</text:span><text:span text:style-name="T30">:text=</text:span><text:span text:style-name="T23">"${result.gender}"</text:span><text:span text:style-name="T20">&gt;&lt;/</text:span><text:span text:style-name="T17">td</text:span><text:span text:style-name="T20">&gt;</text:span></text:p>
      <text:p text:style-name="P16"><text:s text:c="8"/><text:span text:style-name="T20">&lt;</text:span><text:span text:style-name="T17">td </text:span><text:span text:style-name="T36">th</text:span><text:span text:style-name="T30">:text=</text:span><text:span text:style-name="T23">"${result.salary}"</text:span><text:span text:style-name="T20">&gt;&lt;/</text:span><text:span text:style-name="T17">td</text:span><text:span text:style-name="T20">&gt;</text:span></text:p>
      <text:p text:style-name="P16"><text:s text:c="4"/><text:span text:style-name="T20">&lt;/</text:span><text:span text:style-name="T17">tr</text:span><text:span text:style-name="T20">&gt;</text:span></text:p>
      <text:p text:style-name="P15"><text:span text:style-name="T26">&lt;/</text:span><text:span text:style-name="T15">table</text:span><text:span text:style-name="T26">&gt;</text:span></text:p>
      <text:p text:style-name="P15"><text:span text:style-name="T26">&lt;/</text:span><text:span text:style-name="T15">body</text:span><text:span text:style-name="T26">&gt;</text:span></text:p>
      <text:p text:style-name="P19"><text:span text:style-name="T26">&lt;/</text:span><text:span text:style-name="T15">html</text:span><text:span text:style-name="T26">&gt;</text:span></text:p>
      <text:p text:style-name="P25"><text:span text:style-name="T8"/></text:p>
      <text:p text:style-name="P34"><text:span text:style-name="T26"/></text:p>
      <text:list xml:id="list154454603908022" text:continue-numbering="true" text:style-name="L2">
        <text:list-item>
          <text:p text:style-name="P1">Show different custom greeting message based on the type of user. For example, if the user is of type admin=true then show "Hello Admin" message on Page else show "Hello User" basis on isAdmin attribute value passed in model data.</text:p>
        </text:list-item>
      </text:list>
      <text:p text:style-name="P5">Add to TestController.java:------------------</text:p>
      <text:p text:style-name="P33"><text:span text:style-name="T41">@RequestMapping</text:span>(<text:span text:style-name="T24">"/page"</text:span>)</text:p>
      <text:p text:style-name="P15">String page(HttpServletRequest request,Model model){</text:p>
      <text:p text:style-name="P16"><text:s text:c="4"/><text:span text:style-name="T16">if </text:span><text:span text:style-name="T18">(request.getParameterValues(</text:span><text:span text:style-name="T22">"isAdmin"</text:span><text:span text:style-name="T18">)!=</text:span><text:span text:style-name="T16">null</text:span><text:span text:style-name="T18">) {</text:span></text:p>
      <text:p text:style-name="P16"><text:s text:c="8"/><text:span text:style-name="T18">model.addAttribute(</text:span><text:span text:style-name="T22">"isAdmin"</text:span><text:span text:style-name="T18">,</text:span><text:span text:style-name="T16">true</text:span><text:span text:style-name="T18">);</text:span></text:p>
      <text:p text:style-name="P16"><text:s text:c="4"/><text:span text:style-name="T18">}</text:span></text:p>
      <text:p text:style-name="P16"><text:s text:c="4"/><text:span text:style-name="T16">else</text:span></text:p>
      <text:p text:style-name="P16"><text:span text:style-name="T13"><text:s text:c="8"/></text:span><text:span text:style-name="T18">model.addAttribute(</text:span><text:span text:style-name="T22">"isAdmin"</text:span><text:span text:style-name="T18">,</text:span><text:span text:style-name="T16">false</text:span><text:span text:style-name="T18">);;</text:span></text:p>
      <text:p text:style-name="P16"><text:s text:c="4"/><text:span text:style-name="T16">return </text:span><text:span text:style-name="T22">"Question5"</text:span><text:span text:style-name="T18">;</text:span></text:p>
      <text:p text:style-name="P15">}</text:p>
      <text:p text:style-name="P15"><text:span text:style-name="T41">@RequestMapping</text:span>(<text:span text:style-name="T24">"/check"</text:span>)</text:p>
      <text:p text:style-name="P15">String check(){</text:p>
      <text:p text:style-name="P16"><text:s text:c="4"/><text:span text:style-name="T16">return </text:span><text:span text:style-name="T22">"CheckUser"</text:span><text:span text:style-name="T18">;</text:span></text:p>
      <text:p text:style-name="P19">}</text:p>
      <text:p text:style-name="P5">CheckUser.html:----------------</text:p>
      <text:p text:style-name="P27"><text:span text:style-name="T26">&lt;!DOCTYPE </text:span><text:span text:style-name="T31">html</text:span><text:span text:style-name="T26">&gt;</text:span></text:p>
      <text:p text:style-name="P15"><text:span text:style-name="T26">&lt;</text:span><text:span text:style-name="T15">html </text:span><text:span text:style-name="T27">lang=</text:span><text:span text:style-name="T25">"en"</text:span><text:span text:style-name="T26">&gt;</text:span></text:p>
      <text:p text:style-name="P15"><text:span text:style-name="T26">&lt;</text:span><text:span text:style-name="T15">head</text:span><text:span text:style-name="T26">&gt;</text:span></text:p>
      <text:p text:style-name="P16"><text:soft-page-break/><text:s text:c="4"/><text:span text:style-name="T20">&lt;</text:span><text:span text:style-name="T17">meta </text:span><text:span text:style-name="T30">charset=</text:span><text:span text:style-name="T23">"UTF-8"</text:span><text:span text:style-name="T20">&gt;</text:span></text:p>
      <text:p text:style-name="P16"><text:s text:c="4"/><text:span text:style-name="T20">&lt;</text:span><text:span text:style-name="T17">title</text:span><text:span text:style-name="T20">&gt;</text:span><text:span text:style-name="T18">Title</text:span><text:span text:style-name="T20">&lt;/</text:span><text:span text:style-name="T17">title</text:span><text:span text:style-name="T20">&gt;</text:span></text:p>
      <text:p text:style-name="P15"><text:span text:style-name="T26">&lt;/</text:span><text:span text:style-name="T15">head</text:span><text:span text:style-name="T26">&gt;</text:span></text:p>
      <text:p text:style-name="P15"><text:span text:style-name="T26">&lt;</text:span><text:span text:style-name="T15">body</text:span><text:span text:style-name="T26">&gt;</text:span></text:p>
      <text:p text:style-name="P15"><text:span text:style-name="T26">&lt;</text:span><text:span text:style-name="T15">form </text:span><text:span text:style-name="T27">action=</text:span><text:span text:style-name="T25">"/page"</text:span><text:span text:style-name="T26">&gt;</text:span></text:p>
      <text:p text:style-name="P16"><text:s text:c="4"/><text:span text:style-name="T20">&lt;</text:span><text:span text:style-name="T17">input </text:span><text:span text:style-name="T30">type=</text:span><text:span text:style-name="T23">"checkbox" </text:span><text:span text:style-name="T30">name=</text:span><text:span text:style-name="T23">"isAdmin"</text:span><text:span text:style-name="T20">&gt;</text:span><text:span text:style-name="T18">IsAdmin</text:span></text:p>
      <text:p text:style-name="P16"><text:s text:c="4"/><text:span text:style-name="T20">&lt;</text:span><text:span text:style-name="T17">input </text:span><text:span text:style-name="T30">type=</text:span><text:span text:style-name="T23">"submit" </text:span><text:span text:style-name="T30">value=</text:span><text:span text:style-name="T23">"Submit"</text:span><text:span text:style-name="T20">&gt;</text:span></text:p>
      <text:p text:style-name="P15"><text:span text:style-name="T26">&lt;/</text:span><text:span text:style-name="T15">form</text:span><text:span text:style-name="T26">&gt;</text:span></text:p>
      <text:p text:style-name="P15"><text:span text:style-name="T26">&lt;/</text:span><text:span text:style-name="T15">body</text:span><text:span text:style-name="T26">&gt;</text:span></text:p>
      <text:p text:style-name="P19"><text:span text:style-name="T26">&lt;/</text:span><text:span text:style-name="T15">html</text:span><text:span text:style-name="T26">&gt;</text:span></text:p>
      <text:p text:style-name="P5">Question5.html:--------------------------------</text:p>
      <text:p text:style-name="P27"><text:span text:style-name="T26">&lt;!DOCTYPE </text:span><text:span text:style-name="T31">html</text:span><text:span text:style-name="T26">&gt;</text:span></text:p>
      <text:p text:style-name="P15"><text:span text:style-name="T26">&lt;</text:span><text:span text:style-name="T15">html </text:span><text:span text:style-name="T27">lang=</text:span><text:span text:style-name="T25">"en" </text:span><text:span text:style-name="T27">xmlns:</text:span><text:span text:style-name="T34">th</text:span><text:span text:style-name="T27">=</text:span><text:span text:style-name="T25">"http://www.w3.org/1999/xhtml"</text:span><text:span text:style-name="T26">&gt;</text:span></text:p>
      <text:p text:style-name="P15"><text:span text:style-name="T26">&lt;</text:span><text:span text:style-name="T15">head</text:span><text:span text:style-name="T26">&gt;</text:span></text:p>
      <text:p text:style-name="P16"><text:s text:c="4"/><text:span text:style-name="T20">&lt;</text:span><text:span text:style-name="T17">meta </text:span><text:span text:style-name="T30">charset=</text:span><text:span text:style-name="T23">"UTF-8"</text:span><text:span text:style-name="T20">&gt;</text:span></text:p>
      <text:p text:style-name="P16"><text:s text:c="4"/><text:span text:style-name="T20">&lt;</text:span><text:span text:style-name="T17">title</text:span><text:span text:style-name="T20">&gt;</text:span><text:span text:style-name="T18">Title</text:span><text:span text:style-name="T20">&lt;/</text:span><text:span text:style-name="T17">title</text:span><text:span text:style-name="T20">&gt;</text:span></text:p>
      <text:p text:style-name="P15"><text:span text:style-name="T26">&lt;/</text:span><text:span text:style-name="T15">head</text:span><text:span text:style-name="T26">&gt;</text:span></text:p>
      <text:p text:style-name="P15"><text:span text:style-name="T26">&lt;</text:span><text:span text:style-name="T15">body</text:span><text:span text:style-name="T26">&gt;</text:span></text:p>
      <text:p text:style-name="P15"><text:span text:style-name="T26">&lt;</text:span><text:span text:style-name="T15">span </text:span><text:span text:style-name="T34">th</text:span><text:span text:style-name="T27">:if=</text:span><text:span text:style-name="T25">"${isAdmin}"</text:span><text:span text:style-name="T26">&gt;</text:span>Hello Admin<text:span text:style-name="T26">&lt;/</text:span><text:span text:style-name="T15">span</text:span><text:span text:style-name="T26">&gt;</text:span></text:p>
      <text:p text:style-name="P15"><text:span text:style-name="T26">&lt;</text:span><text:span text:style-name="T15">span </text:span><text:span text:style-name="T34">th</text:span><text:span text:style-name="T27">:unless=</text:span><text:span text:style-name="T25">"${isAdmin}"</text:span><text:span text:style-name="T26">&gt;</text:span>Hello User<text:span text:style-name="T26">&lt;/</text:span><text:span text:style-name="T15">span</text:span><text:span text:style-name="T26">&gt;</text:span></text:p>
      <text:p text:style-name="P15"><text:span text:style-name="T26">&lt;/</text:span><text:span text:style-name="T15">body</text:span><text:span text:style-name="T26">&gt;</text:span></text:p>
      <text:p text:style-name="P19"><text:span text:style-name="T26">&lt;/</text:span><text:span text:style-name="T15">html</text:span><text:span text:style-name="T26">&gt;</text:span></text:p>
      <text:p text:style-name="P5"/>
      <text:list xml:id="list154455585775347" text:continue-numbering="true" text:style-name="L2">
        <text:list-item>
          <text:p text:style-name="P1">Create and split common header and footer in the above-created listing page.</text:p>
        </text:list-item>
      </text:list>
      <text:p text:style-name="P6">headerfooter.html:------------------------------------------------</text:p>
      <text:p text:style-name="P33"><text:span text:style-name="T26">&lt;</text:span><text:span text:style-name="T15">div </text:span><text:span text:style-name="T27">lang=</text:span><text:span text:style-name="T25">"en" </text:span><text:span text:style-name="T27">xmlns:</text:span><text:span text:style-name="T34">th</text:span><text:span text:style-name="T27">=</text:span><text:span text:style-name="T25">"http://java.sun.com/JSP/Page"</text:span><text:span text:style-name="T26">&gt;</text:span></text:p>
      <text:p text:style-name="P16"><text:s text:c="4"/><text:span text:style-name="T20">&lt;</text:span><text:span text:style-name="T17">div </text:span><text:span text:style-name="T36">th</text:span><text:span text:style-name="T30">:fragment=</text:span><text:span text:style-name="T23">"footerFragment" </text:span><text:span text:style-name="T30">class=</text:span><text:span text:style-name="T23">"footer"</text:span><text:span text:style-name="T20">&gt;</text:span></text:p>
      <text:p text:style-name="P16"><text:s text:c="8"/><text:span text:style-name="T20">&lt;</text:span><text:span text:style-name="T17">footer</text:span><text:span text:style-name="T20">&gt;</text:span></text:p>
      <text:p text:style-name="P16"><text:s text:c="12"/><text:span text:style-name="T20">&lt;</text:span><text:span text:style-name="T17">d3</text:span><text:span text:style-name="T20">&gt;</text:span><text:span text:style-name="T18">@Copyright 2019 Vineet Chaudhary TTN</text:span><text:span text:style-name="T20">&lt;/</text:span><text:span text:style-name="T17">d3</text:span><text:span text:style-name="T20">&gt;</text:span></text:p>
      <text:p text:style-name="P16"><text:s text:c="8"/><text:span text:style-name="T20">&lt;/</text:span><text:span text:style-name="T17">footer</text:span><text:span text:style-name="T20">&gt;</text:span></text:p>
      <text:p text:style-name="P16"><text:s text:c="4"/><text:span text:style-name="T20">&lt;/</text:span><text:span text:style-name="T17">div</text:span><text:span text:style-name="T20">&gt;</text:span></text:p>
      <text:p text:style-name="P16"><text:s text:c="4"/><text:span text:style-name="T20">&lt;</text:span><text:span text:style-name="T17">div </text:span><text:span text:style-name="T36">th</text:span><text:span text:style-name="T30">:fragment=</text:span><text:span text:style-name="T23">"header" </text:span><text:span text:style-name="T30">class=</text:span><text:span text:style-name="T23">"header"</text:span><text:span text:style-name="T20">&gt;</text:span></text:p>
      <text:p text:style-name="P16"><text:s text:c="8"/><text:span text:style-name="T20">&lt;</text:span><text:span text:style-name="T17">header</text:span><text:span text:style-name="T20">&gt;</text:span></text:p>
      <text:p text:style-name="P16"><text:s text:c="12"/><text:span text:style-name="T18">This is header , can include any where.</text:span></text:p>
      <text:p text:style-name="P16"><text:s text:c="12"/><text:span text:style-name="T20">&lt;</text:span><text:span text:style-name="T17">hr</text:span><text:span text:style-name="T20">/&gt;</text:span></text:p>
      <text:p text:style-name="P16"><text:s text:c="8"/><text:span text:style-name="T20">&lt;/</text:span><text:span text:style-name="T17">header</text:span><text:span text:style-name="T20">&gt;</text:span></text:p>
      <text:p text:style-name="P16"><text:s text:c="4"/><text:span text:style-name="T20">&lt;/</text:span><text:span text:style-name="T17">div</text:span><text:span text:style-name="T20">&gt;</text:span></text:p>
      <text:p text:style-name="P19"><text:span text:style-name="T26">&lt;/</text:span><text:span text:style-name="T15">div</text:span><text:span text:style-name="T26">&gt;</text:span></text:p>
      <text:p text:style-name="P6">Question6.html:----------------------------</text:p>
      <text:p text:style-name="P28"><text:span text:style-name="T26">&lt;!DOCTYPE </text:span><text:span text:style-name="T31">html</text:span><text:span text:style-name="T26">&gt;</text:span></text:p>
      <text:p text:style-name="P15"><text:span text:style-name="T26">&lt;</text:span><text:span text:style-name="T15">html </text:span><text:span text:style-name="T27">lang=</text:span><text:span text:style-name="T25">"en" </text:span><text:span text:style-name="T27">xmlns:</text:span><text:span text:style-name="T34">th</text:span><text:span text:style-name="T27">=</text:span><text:span text:style-name="T25">"http://www.w3.org/1999/xhtml"</text:span><text:span text:style-name="T26">&gt;</text:span></text:p>
      <text:p text:style-name="P15"><text:span text:style-name="T26">&lt;</text:span><text:span text:style-name="T15">head</text:span><text:span text:style-name="T26">&gt;</text:span></text:p>
      <text:p text:style-name="P16"><text:s text:c="4"/><text:span text:style-name="T20">&lt;</text:span><text:span text:style-name="T17">meta </text:span><text:span text:style-name="T30">charset=</text:span><text:span text:style-name="T23">"UTF-8"</text:span><text:span text:style-name="T20">&gt;</text:span></text:p>
      <text:p text:style-name="P16"><text:s text:c="4"/><text:span text:style-name="T20">&lt;</text:span><text:span text:style-name="T17">title</text:span><text:span text:style-name="T20">&gt;</text:span><text:span text:style-name="T18">Title</text:span><text:span text:style-name="T20">&lt;/</text:span><text:span text:style-name="T17">title</text:span><text:span text:style-name="T20">&gt;</text:span></text:p>
      <text:p text:style-name="P15"><text:span text:style-name="T26">&lt;/</text:span><text:span text:style-name="T15">head</text:span><text:span text:style-name="T26">&gt;</text:span></text:p>
      <text:p text:style-name="P15"><text:soft-page-break/><text:span text:style-name="T26">&lt;</text:span><text:span text:style-name="T15">body</text:span><text:span text:style-name="T26">&gt;</text:span></text:p>
      <text:p text:style-name="P15"><text:span text:style-name="T26">&lt;</text:span><text:span text:style-name="T15">div </text:span><text:span text:style-name="T34">th</text:span><text:span text:style-name="T27">:replace=</text:span><text:span text:style-name="T25">"headerfooter::header"</text:span><text:span text:style-name="T26">&gt;&lt;/</text:span><text:span text:style-name="T15">div</text:span><text:span text:style-name="T26">&gt;</text:span></text:p>
      <text:p text:style-name="P15"><text:span text:style-name="T26">&lt;</text:span><text:span text:style-name="T15">h1</text:span><text:span text:style-name="T26">&gt;</text:span>Dhanendra Kumar<text:span text:style-name="T26">&lt;/</text:span><text:span text:style-name="T15">h1</text:span><text:span text:style-name="T26">&gt;</text:span></text:p>
      <text:p text:style-name="P15"><text:span text:style-name="T26">&lt;</text:span><text:span text:style-name="T15">div </text:span><text:span text:style-name="T34">th</text:span><text:span text:style-name="T27">:replace=</text:span><text:span text:style-name="T25">"headerfooter::footer"</text:span><text:span text:style-name="T26">&gt;&lt;/</text:span><text:span text:style-name="T15">div</text:span><text:span text:style-name="T26">&gt;</text:span></text:p>
      <text:p text:style-name="P15"><text:span text:style-name="T26">&lt;/</text:span><text:span text:style-name="T15">body</text:span><text:span text:style-name="T26">&gt;</text:span></text:p>
      <text:p text:style-name="P19"><text:span text:style-name="T26">&lt;/</text:span><text:span text:style-name="T15">html</text:span><text:span text:style-name="T26">&gt;</text:span></text:p>
      <text:p text:style-name="P6"/>
      <text:p text:style-name="P6"/>
      <text:p text:style-name="P6"/>
      <text:list xml:id="list154454016091128" text:continue-numbering="true" text:style-name="L2">
        <text:list-item>
          <text:p text:style-name="P1">Make a web page to show server time using ajax call.</text:p>
        </text:list-item>
      </text:list>
      <text:p text:style-name="P7">TestController.java:----------------------------------</text:p>
      <text:p text:style-name="P35">/*Question7*/</text:p>
      <text:p text:style-name="P15"><text:span text:style-name="T41">@RequestMapping</text:span>(<text:span text:style-name="T24">"/showTime"</text:span>)</text:p>
      <text:p text:style-name="P15">String question7() {</text:p>
      <text:p text:style-name="P16"><text:s text:c="4"/><text:span text:style-name="T16">return </text:span><text:span text:style-name="T22">"ajaxTime"</text:span><text:span text:style-name="T18">;</text:span></text:p>
      <text:p text:style-name="P15">}</text:p>
      <text:p text:style-name="P15"><text:span text:style-name="T41">@RequestMapping</text:span>(value = <text:span text:style-name="T24">"/time"</text:span>,method = RequestMethod.<text:span text:style-name="T39">POST</text:span>)</text:p>
      <text:p text:style-name="P18">@ResponseBody</text:p>
      <text:p text:style-name="P15">String time(){</text:p>
      <text:p text:style-name="P16"><text:s text:c="4"/><text:span text:style-name="T16">return new </text:span><text:span text:style-name="T18">Date().toString();</text:span></text:p>
      <text:p text:style-name="P19">}</text:p>
      <text:p text:style-name="P7">ajaxTime.html:------------------------------------</text:p>
      <text:p text:style-name="P30"><text:span text:style-name="T26">&lt;!DOCTYPE </text:span><text:span text:style-name="T31">html</text:span><text:span text:style-name="T26">&gt;</text:span></text:p>
      <text:p text:style-name="P15"><text:span text:style-name="T26">&lt;</text:span><text:span text:style-name="T15">html </text:span><text:span text:style-name="T27">lang=</text:span><text:span text:style-name="T25">"en" </text:span><text:span text:style-name="T27">xmlns:</text:span><text:span text:style-name="T34">th</text:span><text:span text:style-name="T27">=</text:span><text:span text:style-name="T25">"http://www.springframework.org/schema/mvc"</text:span><text:span text:style-name="T26">&gt;</text:span></text:p>
      <text:p text:style-name="P15"><text:span text:style-name="T26">&lt;</text:span><text:span text:style-name="T15">head</text:span><text:span text:style-name="T26">&gt;</text:span></text:p>
      <text:p text:style-name="P16"><text:s text:c="4"/><text:span text:style-name="T20">&lt;</text:span><text:span text:style-name="T17">meta </text:span><text:span text:style-name="T30">charset=</text:span><text:span text:style-name="T23">"UTF-8"</text:span><text:span text:style-name="T20">&gt;</text:span></text:p>
      <text:p text:style-name="P16"><text:s text:c="4"/><text:span text:style-name="T20">&lt;</text:span><text:span text:style-name="T17">title</text:span><text:span text:style-name="T20">&gt;</text:span><text:span text:style-name="T18">Title</text:span><text:span text:style-name="T20">&lt;/</text:span><text:span text:style-name="T17">title</text:span><text:span text:style-name="T20">&gt;</text:span></text:p>
      <text:p text:style-name="P16"><text:s text:c="4"/><text:bookmark-start text:name="__DdeLink__6_3282820360"/><text:span text:style-name="T20">&lt;</text:span><text:span text:style-name="T17">script </text:span><text:span text:style-name="T30">src=</text:span><text:span text:style-name="T23">"https://ajax.googleapis.com/ajax/libs/jquery/3.3.1/jquery.min.js"</text:span><text:span text:style-name="T20">&gt;&lt;/</text:span><text:span text:style-name="T17">script</text:span><text:span text:style-name="T20">&gt;</text:span></text:p>
      <text:p text:style-name="P16"><text:s text:c="4"/><text:span text:style-name="T20">&lt;</text:span><text:span text:style-name="T17">script </text:span><text:span text:style-name="T30">type=</text:span><text:span text:style-name="T23">"text/javascript" </text:span><text:span text:style-name="T36">th</text:span><text:span text:style-name="T30">:src=</text:span><text:span text:style-name="T23">"@{/js/time.js}"</text:span><text:span text:style-name="T20">&gt;&lt;/</text:span><text:span text:style-name="T17">script</text:span><text:span text:style-name="T20">&gt;</text:span><text:bookmark-end text:name="__DdeLink__6_3282820360"/></text:p>
      <text:p text:style-name="P15"><text:span text:style-name="T26">&lt;/</text:span><text:span text:style-name="T15">head</text:span><text:span text:style-name="T26">&gt;</text:span></text:p>
      <text:p text:style-name="P15"><text:span text:style-name="T26">&lt;</text:span><text:span text:style-name="T15">body</text:span><text:span text:style-name="T26">&gt;</text:span></text:p>
      <text:p text:style-name="P15"><text:span text:style-name="T26">&lt;</text:span><text:span text:style-name="T15">div </text:span><text:span text:style-name="T27">id=</text:span><text:span text:style-name="T25">"setTime"</text:span><text:span text:style-name="T26">&gt;&lt;/</text:span><text:span text:style-name="T15">div</text:span><text:span text:style-name="T26">&gt;</text:span></text:p>
      <text:p text:style-name="P15"><text:span text:style-name="T26">&lt;/</text:span><text:span text:style-name="T15">body</text:span><text:span text:style-name="T26">&gt;</text:span></text:p>
      <text:p text:style-name="P19"><text:span text:style-name="T26">&lt;/</text:span><text:span text:style-name="T15">html</text:span><text:span text:style-name="T26">&gt;</text:span></text:p>
      <text:p text:style-name="P7">time.js:----------------------------------</text:p>
      <text:p text:style-name="P30">$(<text:span text:style-name="T38">document</text:span>).<text:span text:style-name="T32">ready</text:span>(<text:span text:style-name="T13">function </text:span>() {</text:p>
      <text:p text:style-name="P16"><text:s text:c="4"/><text:span text:style-name="T16">var </text:span><text:span text:style-name="T43">time</text:span><text:span text:style-name="T18">=$.ajax({</text:span></text:p>
      <text:p text:style-name="P16"><text:s text:c="12"/><text:span text:style-name="T35">url</text:span><text:span text:style-name="T18">:</text:span><text:span text:style-name="T22">"/time"</text:span><text:span text:style-name="T18">,</text:span></text:p>
      <text:p text:style-name="P16"><text:s text:c="12"/><text:span text:style-name="T35">method</text:span><text:span text:style-name="T18">:</text:span><text:span text:style-name="T22">"POST"</text:span></text:p>
      <text:p text:style-name="P16"><text:span text:style-name="T21"><text:s text:c="8"/></text:span><text:span text:style-name="T18">});</text:span></text:p>
      <text:p text:style-name="P16"><text:s text:c="4"/><text:span text:style-name="T43">time</text:span><text:span text:style-name="T18">.</text:span><text:span text:style-name="T35">done</text:span><text:span text:style-name="T18">(</text:span><text:span text:style-name="T16">function </text:span><text:span text:style-name="T18">(data) {</text:span></text:p>
      <text:p text:style-name="P16"><text:s text:c="8"/><text:span text:style-name="T18">$(</text:span><text:span text:style-name="T22">"#setTime"</text:span><text:span text:style-name="T18">).</text:span><text:span text:style-name="T44">append</text:span><text:span text:style-name="T18">(data)</text:span></text:p>
      <text:p text:style-name="P16"><text:s text:c="4"/><text:span text:style-name="T18">});</text:span></text:p>
      <text:p text:style-name="P16"><text:soft-page-break/><text:s text:c="4"/><text:span text:style-name="T43">time</text:span><text:span text:style-name="T18">.fail(</text:span><text:span text:style-name="T16">function </text:span><text:span text:style-name="T18">() {</text:span></text:p>
      <text:p text:style-name="P16"><text:s text:c="8"/><text:span text:style-name="T37">console</text:span><text:span text:style-name="T18">.</text:span><text:span text:style-name="T44">log</text:span><text:span text:style-name="T18">(</text:span><text:span text:style-name="T22">"time is not fetched"</text:span><text:span text:style-name="T18">);</text:span></text:p>
      <text:p text:style-name="P16"><text:s text:c="4"/><text:span text:style-name="T18">});</text:span></text:p>
      <text:p text:style-name="P19">});</text:p>
      <text:p text:style-name="P7"/>
      <text:list xml:id="list154455856000066" text:continue-numbering="true" text:style-name="L2">
        <text:list-item>
          <text:p text:style-name="P1">Create a user listing table show alternate row color using a conditional tag.</text:p>
        </text:list-item>
      </text:list>
      <text:p text:style-name="P8">Qusetion8.html:-------------------------------</text:p>
      <text:p text:style-name="P31"><text:span text:style-name="T26">&lt;!DOCTYPE </text:span><text:span text:style-name="T31">html</text:span><text:span text:style-name="T26">&gt;</text:span></text:p>
      <text:p text:style-name="P15"><text:span text:style-name="T26">&lt;</text:span><text:span text:style-name="T15">html </text:span><text:span text:style-name="T27">lang=</text:span><text:span text:style-name="T25">"en" </text:span><text:span text:style-name="T27">xmlns:</text:span><text:span text:style-name="T34">th</text:span><text:span text:style-name="T27">=</text:span><text:span text:style-name="T25">"http://www.thymeleaf.org"</text:span><text:span text:style-name="T26">&gt;</text:span></text:p>
      <text:p text:style-name="P15"><text:span text:style-name="T26">&lt;</text:span><text:span text:style-name="T15">head</text:span><text:span text:style-name="T26">&gt;</text:span></text:p>
      <text:p text:style-name="P16"><text:s text:c="4"/><text:span text:style-name="T20">&lt;</text:span><text:span text:style-name="T17">meta </text:span><text:span text:style-name="T30">charset=</text:span><text:span text:style-name="T23">"UTF-8"</text:span><text:span text:style-name="T20">&gt;</text:span></text:p>
      <text:p text:style-name="P16"><text:s text:c="4"/><text:span text:style-name="T20">&lt;</text:span><text:span text:style-name="T17">title</text:span><text:span text:style-name="T20">&gt;</text:span><text:span text:style-name="T18">Title</text:span><text:span text:style-name="T20">&lt;/</text:span><text:span text:style-name="T17">title</text:span><text:span text:style-name="T20">&gt;</text:span></text:p>
      <text:p text:style-name="P16"><text:s text:c="4"/><text:span text:style-name="T20">&lt;</text:span><text:span text:style-name="T17">link </text:span><text:span text:style-name="T30">rel=</text:span><text:span text:style-name="T23">"stylesheet" </text:span><text:span text:style-name="T36">th</text:span><text:span text:style-name="T30">:href=</text:span><text:span text:style-name="T23">"@{/css/style.css}"</text:span><text:span text:style-name="T20">&gt;</text:span></text:p>
      <text:p text:style-name="P15"><text:span text:style-name="T26">&lt;/</text:span><text:span text:style-name="T15">head</text:span><text:span text:style-name="T26">&gt;</text:span></text:p>
      <text:p text:style-name="P15"><text:span text:style-name="T26">&lt;</text:span><text:span text:style-name="T15">body</text:span><text:span text:style-name="T26">&gt;</text:span></text:p>
      <text:p text:style-name="P16"><text:s text:c="4"/><text:span text:style-name="T20">&lt;</text:span><text:span text:style-name="T17">table </text:span><text:span text:style-name="T20">&gt;</text:span></text:p>
      <text:p text:style-name="P16"><text:s text:c="8"/><text:span text:style-name="T20">&lt;</text:span><text:span text:style-name="T17">tr</text:span><text:span text:style-name="T20">&gt;</text:span></text:p>
      <text:p text:style-name="P16"><text:s text:c="12"/><text:span text:style-name="T20">&lt;</text:span><text:span text:style-name="T17">th</text:span><text:span text:style-name="T20">&gt;</text:span><text:span text:style-name="T18">Name</text:span><text:span text:style-name="T20">&lt;/</text:span><text:span text:style-name="T17">th</text:span><text:span text:style-name="T20">&gt;</text:span></text:p>
      <text:p text:style-name="P16"><text:s text:c="12"/><text:span text:style-name="T20">&lt;</text:span><text:span text:style-name="T17">th</text:span><text:span text:style-name="T20">&gt;</text:span><text:span text:style-name="T18">Department</text:span><text:span text:style-name="T20">&lt;/</text:span><text:span text:style-name="T17">th</text:span><text:span text:style-name="T20">&gt;</text:span></text:p>
      <text:p text:style-name="P16"><text:s text:c="12"/><text:span text:style-name="T20">&lt;</text:span><text:span text:style-name="T17">th</text:span><text:span text:style-name="T20">&gt;</text:span><text:span text:style-name="T18">Gender</text:span><text:span text:style-name="T20">&lt;/</text:span><text:span text:style-name="T17">th</text:span><text:span text:style-name="T20">&gt;</text:span></text:p>
      <text:p text:style-name="P16"><text:s text:c="12"/><text:span text:style-name="T20">&lt;</text:span><text:span text:style-name="T17">th</text:span><text:span text:style-name="T20">&gt;</text:span><text:span text:style-name="T18">Salary</text:span><text:span text:style-name="T20">&lt;/</text:span><text:span text:style-name="T17">th</text:span><text:span text:style-name="T20">&gt;</text:span></text:p>
      <text:p text:style-name="P16"><text:s text:c="8"/><text:span text:style-name="T20">&lt;/</text:span><text:span text:style-name="T17">tr</text:span><text:span text:style-name="T20">&gt;</text:span></text:p>
      <text:p text:style-name="P16"><text:s text:c="8"/><text:span text:style-name="T20">&lt;</text:span><text:span text:style-name="T17">tr </text:span><text:span text:style-name="T36">th</text:span><text:span text:style-name="T30">:each=</text:span><text:span text:style-name="T23">"result,iterStat:${emplist}" </text:span><text:span text:style-name="T36">th</text:span><text:span text:style-name="T30">:classappend=</text:span><text:span text:style-name="T23">"${iterStat.even}?'even':'row'"</text:span><text:span text:style-name="T20">&gt;</text:span></text:p>
      <text:p text:style-name="P16"><text:s text:c="12"/><text:span text:style-name="T20">&lt;</text:span><text:span text:style-name="T17">td </text:span><text:span text:style-name="T36">th</text:span><text:span text:style-name="T30">:text=</text:span><text:span text:style-name="T23">"${result.name}"</text:span><text:span text:style-name="T20">&gt;&lt;/</text:span><text:span text:style-name="T17">td</text:span><text:span text:style-name="T20">&gt;</text:span></text:p>
      <text:p text:style-name="P16"><text:s text:c="12"/><text:span text:style-name="T20">&lt;</text:span><text:span text:style-name="T17">td </text:span><text:span text:style-name="T36">th</text:span><text:span text:style-name="T30">:text=</text:span><text:span text:style-name="T23">"${result.department}"</text:span><text:span text:style-name="T20">&gt;&lt;/</text:span><text:span text:style-name="T17">td</text:span><text:span text:style-name="T20">&gt;</text:span></text:p>
      <text:p text:style-name="P16"><text:s text:c="12"/><text:span text:style-name="T20">&lt;</text:span><text:span text:style-name="T17">td </text:span><text:span text:style-name="T36">th</text:span><text:span text:style-name="T30">:text=</text:span><text:span text:style-name="T23">"${result.gender}"</text:span><text:span text:style-name="T20">&gt;&lt;/</text:span><text:span text:style-name="T17">td</text:span><text:span text:style-name="T20">&gt;</text:span></text:p>
      <text:p text:style-name="P16"><text:s text:c="12"/><text:span text:style-name="T20">&lt;</text:span><text:span text:style-name="T17">td </text:span><text:span text:style-name="T36">th</text:span><text:span text:style-name="T30">:text=</text:span><text:span text:style-name="T23">"${result.salary}"</text:span><text:span text:style-name="T20">&gt;&lt;/</text:span><text:span text:style-name="T17">td</text:span><text:span text:style-name="T20">&gt;</text:span></text:p>
      <text:p text:style-name="P16"><text:s text:c="8"/><text:span text:style-name="T20">&lt;/</text:span><text:span text:style-name="T17">tr</text:span><text:span text:style-name="T20">&gt;</text:span></text:p>
      <text:p text:style-name="P16"><text:s text:c="4"/><text:span text:style-name="T20">&lt;/</text:span><text:span text:style-name="T17">table</text:span><text:span text:style-name="T20">&gt;</text:span></text:p>
      <text:p text:style-name="P15"><text:span text:style-name="T26">&lt;/</text:span><text:span text:style-name="T15">body</text:span><text:span text:style-name="T26">&gt;</text:span></text:p>
      <text:p text:style-name="P19"><text:span text:style-name="T26">&lt;/</text:span><text:span text:style-name="T15">html</text:span><text:span text:style-name="T26">&gt;</text:span></text:p>
      <text:p text:style-name="P8">TestController.java:------------------</text:p>
      <text:p text:style-name="P31"><text:span text:style-name="T41">@RequestMapping</text:span>(value = <text:span text:style-name="T21">"/table" </text:span>,method = RequestMethod.<text:span text:style-name="T38">GET</text:span>)</text:p>
      <text:p text:style-name="P15">String table(Model model){</text:p>
      <text:p text:style-name="P16"><text:s text:c="4"/><text:span text:style-name="T18">model.addAttribute(</text:span><text:span text:style-name="T22">"emplist"</text:span><text:span text:style-name="T18">,</text:span><text:span text:style-name="T35">giveEmployee</text:span><text:span text:style-name="T18">.getEmpList());</text:span></text:p>
      <text:p text:style-name="P16"><text:s text:c="4"/><text:span text:style-name="T16">return </text:span><text:span text:style-name="T22">"Question8"</text:span><text:span text:style-name="T18">;</text:span></text:p>
      <text:p text:style-name="P19">}</text:p>
      <text:p text:style-name="P8">style.css:-----------------------------------</text:p>
      <text:p text:style-name="P31">.<text:span text:style-name="T13">row</text:span>{</text:p>
      <text:p text:style-name="P16"><text:s text:c="4"/><text:span text:style-name="T29">background-color</text:span><text:span text:style-name="T18">: </text:span><text:span text:style-name="T22">blue</text:span><text:span text:style-name="T18">;</text:span></text:p>
      <text:p text:style-name="P15">}</text:p>
      <text:p text:style-name="P15">.<text:span text:style-name="T14">even</text:span>{</text:p>
      <text:p text:style-name="P16"><text:s text:c="4"/><text:span text:style-name="T29">background-color</text:span><text:span text:style-name="T18">: </text:span><text:span text:style-name="T22">red</text:span><text:span text:style-name="T18">;</text:span></text:p>
      <text:p text:style-name="P19">}</text:p>
      <text:list xml:id="list154454616112878" text:continue-numbering="true" text:style-name="L2">
        <text:list-item>
          <text:p text:style-name="P1"><text:soft-page-break/>Create an ENUM with values USER, ADMIN, SUPER_ADMIN and iterate it to show a custom message to users basis on the ENUM value</text:p>
        </text:list-item>
      </text:list>
      <text:p text:style-name="P9">Question9.html:---------------------------------------------------------</text:p>
      <text:p text:style-name="P32"><text:span text:style-name="T26">&lt;!DOCTYPE </text:span><text:span text:style-name="T31">html</text:span><text:span text:style-name="T26">&gt;</text:span></text:p>
      <text:p text:style-name="P15"><text:span text:style-name="T26">&lt;</text:span><text:span text:style-name="T15">html </text:span><text:span text:style-name="T27">lang=</text:span><text:span text:style-name="T25">"en" </text:span><text:span text:style-name="T27">xmlns:</text:span><text:span text:style-name="T34">th</text:span><text:span text:style-name="T27">=</text:span><text:span text:style-name="T25">"http://www.w3.org/1999/xhtml"</text:span><text:span text:style-name="T26">&gt;</text:span></text:p>
      <text:p text:style-name="P15"><text:span text:style-name="T26">&lt;</text:span><text:span text:style-name="T15">head</text:span><text:span text:style-name="T26">&gt;</text:span></text:p>
      <text:p text:style-name="P16"><text:s text:c="4"/><text:span text:style-name="T20">&lt;</text:span><text:span text:style-name="T17">meta </text:span><text:span text:style-name="T30">charset=</text:span><text:span text:style-name="T23">"UTF-8"</text:span><text:span text:style-name="T20">&gt;</text:span></text:p>
      <text:p text:style-name="P16"><text:s text:c="4"/><text:span text:style-name="T20">&lt;</text:span><text:span text:style-name="T17">title</text:span><text:span text:style-name="T20">&gt;</text:span><text:span text:style-name="T18">Title</text:span><text:span text:style-name="T20">&lt;/</text:span><text:span text:style-name="T17">title</text:span><text:span text:style-name="T20">&gt;</text:span></text:p>
      <text:p text:style-name="P15"><text:span text:style-name="T26">&lt;/</text:span><text:span text:style-name="T15">head</text:span><text:span text:style-name="T26">&gt;</text:span></text:p>
      <text:p text:style-name="P15"><text:span text:style-name="T26">&lt;</text:span><text:span text:style-name="T15">body</text:span><text:span text:style-name="T26">&gt;</text:span></text:p>
      <text:p text:style-name="P15"><text:span text:style-name="T26">&lt;</text:span><text:span text:style-name="T15">select</text:span><text:span text:style-name="T26">&gt;</text:span></text:p>
      <text:p text:style-name="P16"><text:s text:c="4"/><text:span text:style-name="T20">&lt;</text:span><text:span text:style-name="T17">option </text:span><text:span text:style-name="T36">th</text:span><text:span text:style-name="T30">:value=</text:span><text:span text:style-name="T23">"none"</text:span><text:span text:style-name="T20">&gt;</text:span><text:span text:style-name="T18">select</text:span><text:span text:style-name="T20">&lt;/</text:span><text:span text:style-name="T17">option</text:span><text:span text:style-name="T20">&gt;</text:span></text:p>
      <text:p text:style-name="P16"><text:s text:c="4"/><text:span text:style-name="T20">&lt;</text:span><text:span text:style-name="T17">option </text:span><text:span text:style-name="T36">th</text:span><text:span text:style-name="T30">:each=</text:span><text:span text:style-name="T23">"comp:${T(com.ttn.thymeleaf.enums.Enum).values()}" </text:span><text:span text:style-name="T36">th</text:span><text:span text:style-name="T30">:value=</text:span><text:span text:style-name="T23">"${comp.getValue()}" <text:s/></text:span><text:span text:style-name="T36">th</text:span><text:span text:style-name="T30">:text=</text:span><text:span text:style-name="T23">"${comp.getValue()}"</text:span><text:span text:style-name="T20">&gt;&lt;/</text:span><text:span text:style-name="T17">option</text:span><text:span text:style-name="T20">&gt;</text:span></text:p>
      <text:p text:style-name="P15"><text:span text:style-name="T26">&lt;/</text:span><text:span text:style-name="T15">select</text:span><text:span text:style-name="T26">&gt;</text:span></text:p>
      <text:p text:style-name="P15"><text:span text:style-name="T26">&lt;/</text:span><text:span text:style-name="T15">body</text:span><text:span text:style-name="T26">&gt;</text:span></text:p>
      <text:p text:style-name="P19"><text:span text:style-name="T26">&lt;/</text:span><text:span text:style-name="T15">html</text:span><text:span text:style-name="T26">&gt;</text:span></text:p>
      <text:p text:style-name="P9">Enum.java:-----------------------------------------------</text:p>
      <text:p text:style-name="P32"><text:span text:style-name="T13">package </text:span>com.ttn.thymeleaf.enums;</text:p>
      <text:p text:style-name="P15"><text:span text:style-name="T14">public enum <text:s/></text:span>Enum {</text:p>
      <text:p text:style-name="P16"><text:s text:c="4"/><text:span text:style-name="T37">USER</text:span><text:span text:style-name="T18">(</text:span><text:span text:style-name="T22">"Dhanedra"</text:span><text:span text:style-name="T18">),</text:span><text:span text:style-name="T37">ADMIN</text:span><text:span text:style-name="T18">(</text:span><text:span text:style-name="T22">"Vineet"</text:span><text:span text:style-name="T18">),</text:span><text:span text:style-name="T37">SUPER_ADMIN</text:span><text:span text:style-name="T18">(</text:span><text:span text:style-name="T22">"Deepak"</text:span><text:span text:style-name="T18">);</text:span></text:p>
      <text:p text:style-name="P16"><text:s text:c="4"/><text:span text:style-name="T16">private </text:span><text:span text:style-name="T18">String </text:span><text:span text:style-name="T35">value</text:span><text:span text:style-name="T18">;</text:span></text:p>
      <text:p text:style-name="P16"><text:s text:c="4"/><text:span text:style-name="T18">Enum(String val) {</text:span></text:p>
      <text:p text:style-name="P16"><text:s text:c="8"/><text:span text:style-name="T35">value</text:span><text:span text:style-name="T18">=val;</text:span></text:p>
      <text:p text:style-name="P16"><text:s text:c="4"/><text:span text:style-name="T18">}</text:span></text:p>
      <text:p text:style-name="P16"><text:s text:c="4"/><text:span text:style-name="T16">public </text:span><text:span text:style-name="T18">String getValue() {</text:span></text:p>
      <text:p text:style-name="P16"><text:s text:c="8"/><text:span text:style-name="T16">return </text:span><text:span text:style-name="T35">value</text:span><text:span text:style-name="T18">;</text:span></text:p>
      <text:p text:style-name="P16"><text:s text:c="4"/><text:span text:style-name="T18">}</text:span></text:p>
      <text:p text:style-name="P19">}</text:p>
      <text:p text:style-name="P9">TestController.java:---------------------------------------------</text:p>
      <text:p text:style-name="P32"><text:span text:style-name="T41">@RequestMapping</text:span>(<text:span text:style-name="T21">"/enums"</text:span>)</text:p>
      <text:p text:style-name="P15">String nums(){</text:p>
      <text:p text:style-name="P16"><text:s text:c="4"/><text:span text:style-name="T16">return </text:span><text:span text:style-name="T22">"Question9"</text:span><text:span text:style-name="T18">;</text:span></text:p>
      <text:p text:style-name="P19">}</text:p>
      <text:p text:style-name="P9"/>
      <text:list xml:id="list154455331491840" text:continue-numbering="true" text:style-name="L2">
        <text:list-item>
          <text:p text:style-name="P11"><text:span text:style-name="T1">Add loader in registration form submission which renders load till server return success form submission response.</text:span></text:p>
        </text:list-item>
      </text:list>
      <text:p text:style-name="P13"><text:span text:style-name="T1">loader.js:---------------------------------------------------------</text:span></text:p>
      <text:p text:style-name="P23"><text:span text:style-name="T1">$(</text:span><text:span text:style-name="T9">document</text:span><text:span text:style-name="T1">).on(</text:span><text:span text:style-name="T10">'click'</text:span><text:span text:style-name="T1">, </text:span><text:span text:style-name="T10">'#btn'</text:span><text:span text:style-name="T1">, </text:span><text:span text:style-name="T5">function </text:span><text:span text:style-name="T1">() {</text:span></text:p>
      <text:p text:style-name="P16"><text:s text:c="4"/><text:span text:style-name="T18">$(</text:span><text:span text:style-name="T22">'.</text:span><text:span text:style-name="T16">loaderImage</text:span><text:span text:style-name="T22">'</text:span><text:span text:style-name="T18">).css(</text:span><text:span text:style-name="T22">'display'</text:span><text:span text:style-name="T18">,</text:span><text:span text:style-name="T22">'block'</text:span><text:span text:style-name="T18">)</text:span></text:p>
      <text:p text:style-name="P16"><text:s text:c="4"/><text:span text:style-name="T19">loader</text:span><text:span text:style-name="T18">();</text:span></text:p>
      <text:p text:style-name="P15">});</text:p>
      <text:p text:style-name="P15"><text:span text:style-name="T14">var </text:span><text:span text:style-name="T12">loader </text:span>= <text:span text:style-name="T14">function </text:span>() {</text:p>
      <text:p text:style-name="P16"><text:s text:c="4"/><text:span text:style-name="T16">var </text:span><text:span text:style-name="T43">loaded</text:span><text:span text:style-name="T18">=$.ajax({</text:span></text:p>
      <text:p text:style-name="P16"><text:soft-page-break/><text:s text:c="8"/><text:span text:style-name="T35">url</text:span><text:span text:style-name="T18">: </text:span><text:span text:style-name="T22">"/loaded"</text:span><text:span text:style-name="T18">,</text:span></text:p>
      <text:p text:style-name="P16"><text:s text:c="8"/><text:span text:style-name="T35">method</text:span><text:span text:style-name="T18">:</text:span><text:span text:style-name="T22">"POST"</text:span><text:span text:style-name="T18">,</text:span></text:p>
      <text:p text:style-name="P16"><text:s text:c="8"/><text:span text:style-name="T44">success</text:span><text:span text:style-name="T18">: </text:span><text:span text:style-name="T16">function </text:span><text:span text:style-name="T18">() {</text:span></text:p>
      <text:p text:style-name="P16"><text:s text:c="12"/><text:span text:style-name="T18">$(</text:span><text:span text:style-name="T22">'.</text:span><text:span text:style-name="T16">loaderImage</text:span><text:span text:style-name="T22">'</text:span><text:span text:style-name="T18">).css(</text:span><text:span text:style-name="T22">'display'</text:span><text:span text:style-name="T18">,</text:span><text:span text:style-name="T22">'none'</text:span><text:span text:style-name="T18">);</text:span></text:p>
      <text:p text:style-name="P16"><text:s text:c="8"/><text:span text:style-name="T18">},</text:span></text:p>
      <text:p text:style-name="P16"><text:s text:c="8"/><text:span text:style-name="T44">error</text:span><text:span text:style-name="T18">: </text:span><text:span text:style-name="T16">function </text:span><text:span text:style-name="T18">() {</text:span></text:p>
      <text:p text:style-name="P16"><text:s text:c="8"/><text:span text:style-name="T18">}</text:span></text:p>
      <text:p text:style-name="P16"><text:s text:c="4"/><text:span text:style-name="T18">});</text:span></text:p>
      <text:p text:style-name="P16"><text:s text:c="4"/><text:span text:style-name="T43">loaded</text:span><text:span text:style-name="T18">.</text:span><text:span text:style-name="T35">done</text:span><text:span text:style-name="T18">(</text:span><text:span text:style-name="T16">function </text:span><text:span text:style-name="T18">(data) {</text:span></text:p>
      <text:p text:style-name="P16"><text:s text:c="8"/><text:span text:style-name="T18">$(</text:span><text:span text:style-name="T22">'.</text:span><text:span text:style-name="T16">loaderImage</text:span><text:span text:style-name="T22">'</text:span><text:span text:style-name="T18">).css(</text:span><text:span text:style-name="T22">'display'</text:span><text:span text:style-name="T18">,</text:span><text:span text:style-name="T22">'none'</text:span><text:span text:style-name="T18">);</text:span></text:p>
      <text:p text:style-name="P16"><text:s text:c="8"/><text:span text:style-name="T19">confirm</text:span><text:span text:style-name="T18">(data);</text:span></text:p>
      <text:p text:style-name="P16"><text:s text:c="4"/><text:span text:style-name="T18">});</text:span></text:p>
      <text:p text:style-name="P15">};</text:p>
      <text:p text:style-name="P15">$(<text:span text:style-name="T39">document</text:span>).<text:span text:style-name="T33">ready</text:span>(<text:span text:style-name="T14">function </text:span>() {</text:p>
      <text:p text:style-name="P16"><text:s text:c="3"/><text:span text:style-name="T18">$(</text:span><text:span text:style-name="T22">'.</text:span><text:span text:style-name="T16">loaderImage</text:span><text:span text:style-name="T22">'</text:span><text:span text:style-name="T18">).css(</text:span><text:span text:style-name="T22">'display'</text:span><text:span text:style-name="T18">, </text:span><text:span text:style-name="T22">'none'</text:span><text:span text:style-name="T18">);</text:span></text:p>
      <text:p text:style-name="P16"><text:s text:c="3"/><text:span text:style-name="T37">console</text:span><text:span text:style-name="T18">.</text:span><text:span text:style-name="T44">log</text:span><text:span text:style-name="T18">(</text:span><text:span text:style-name="T22">"log on ready"</text:span><text:span text:style-name="T18">);</text:span></text:p>
      <text:p text:style-name="P19">});</text:p>
      <text:p text:style-name="P13"><text:span text:style-name="T1">Question10.html:---------------------------------------------</text:span></text:p>
      <text:p text:style-name="P23"><text:span text:style-name="T3">&lt;!DOCTYPE </text:span><text:span text:style-name="T6">html</text:span><text:span text:style-name="T3">&gt;</text:span></text:p>
      <text:p text:style-name="P15"><text:span text:style-name="T26">&lt;</text:span><text:span text:style-name="T15">html </text:span><text:span text:style-name="T27">lang=</text:span><text:span text:style-name="T25">"en" </text:span><text:span text:style-name="T27">xmlns:</text:span><text:span text:style-name="T34">th</text:span><text:span text:style-name="T27">=</text:span><text:span text:style-name="T25">"http://www.w3.org/1999/xhtml"</text:span><text:span text:style-name="T26">&gt;</text:span></text:p>
      <text:p text:style-name="P15"><text:span text:style-name="T26">&lt;</text:span><text:span text:style-name="T15">head</text:span><text:span text:style-name="T26">&gt;</text:span></text:p>
      <text:p text:style-name="P16"><text:s text:c="4"/><text:span text:style-name="T20">&lt;</text:span><text:span text:style-name="T17">meta </text:span><text:span text:style-name="T30">charset=</text:span><text:span text:style-name="T23">"UTF-8"</text:span><text:span text:style-name="T20">&gt;</text:span></text:p>
      <text:p text:style-name="P16"><text:s text:c="4"/><text:span text:style-name="T20">&lt;</text:span><text:span text:style-name="T17">title</text:span><text:span text:style-name="T20">&gt;</text:span><text:span text:style-name="T18">Title</text:span><text:span text:style-name="T20">&lt;/</text:span><text:span text:style-name="T17">title</text:span><text:span text:style-name="T20">&gt;</text:span></text:p>
      <text:p text:style-name="P16"><text:s text:c="4"/><text:span text:style-name="T20">&lt;</text:span><text:span text:style-name="T17">link </text:span><text:span text:style-name="T30">rel=</text:span><text:span text:style-name="T23">"stylesheet" </text:span><text:span text:style-name="T36">th</text:span><text:span text:style-name="T30">:href=</text:span><text:span text:style-name="T23">"@{/css/style.css}"</text:span><text:span text:style-name="T20">&gt;</text:span></text:p>
      <text:p text:style-name="P16"><text:s text:c="4"/><text:span text:style-name="T20">&lt;</text:span><text:span text:style-name="T17">script </text:span><text:span text:style-name="T30">src=</text:span><text:span text:style-name="T23">"https://ajax.googleapis.com/ajax/libs/jquery/3.3.1/jquery.min.js"</text:span><text:span text:style-name="T20">&gt;&lt;/</text:span><text:span text:style-name="T17">script</text:span><text:span text:style-name="T20">&gt;</text:span></text:p>
      <text:p text:style-name="P16"><text:s text:c="4"/><text:span text:style-name="T20">&lt;</text:span><text:span text:style-name="T17">script </text:span><text:span text:style-name="T30">type=</text:span><text:span text:style-name="T23">"text/javascript" </text:span><text:span text:style-name="T36">th</text:span><text:span text:style-name="T30">:src=</text:span><text:span text:style-name="T23">"@{/js/loader.js}"</text:span><text:span text:style-name="T20">&gt;&lt;/</text:span><text:span text:style-name="T17">script</text:span><text:span text:style-name="T20">&gt;</text:span></text:p>
      <text:p text:style-name="P15"><text:span text:style-name="T26">&lt;/</text:span><text:span text:style-name="T15">head</text:span><text:span text:style-name="T26">&gt;</text:span></text:p>
      <text:p text:style-name="P15"><text:span text:style-name="T26">&lt;</text:span><text:span text:style-name="T15">body</text:span><text:span text:style-name="T26">&gt;</text:span></text:p>
      <text:p text:style-name="P15"><text:span text:style-name="T26">&lt;</text:span><text:span text:style-name="T15">img </text:span><text:span text:style-name="T34">th</text:span><text:span text:style-name="T27">:src=</text:span><text:span text:style-name="T25">"@{/image/ajax-loader1.gif}" </text:span><text:span text:style-name="T27">class=</text:span><text:span text:style-name="T25">"loaderImage"</text:span><text:span text:style-name="T26">&gt;</text:span></text:p>
      <text:p text:style-name="P15"><text:span text:style-name="T26">&lt;</text:span><text:span text:style-name="T15">button </text:span><text:span text:style-name="T27">id=</text:span><text:span text:style-name="T25">"btn"</text:span><text:span text:style-name="T26">&gt;</text:span>click me<text:span text:style-name="T26">&lt;/</text:span><text:span text:style-name="T15">button</text:span><text:span text:style-name="T26">&gt;</text:span></text:p>
      <text:p text:style-name="P15"><text:span text:style-name="T26">&lt;/</text:span><text:span text:style-name="T15">body</text:span><text:span text:style-name="T26">&gt;</text:span></text:p>
      <text:p text:style-name="P19"><text:span text:style-name="T26">&lt;/</text:span><text:span text:style-name="T15">html</text:span><text:span text:style-name="T26">&gt;</text:span></text:p>
      <text:p text:style-name="P13"><text:span text:style-name="T1">TestController.java:----------------------------------------------</text:span></text:p>
      <text:p text:style-name="P23"><text:span text:style-name="T11">@RequestMapping</text:span><text:span text:style-name="T1">(</text:span><text:span text:style-name="T10">"/load"</text:span><text:span text:style-name="T1">)</text:span></text:p>
      <text:p text:style-name="P15">String loader(){</text:p>
      <text:p text:style-name="P16"><text:s text:c="4"/><text:span text:style-name="T16">return </text:span><text:span text:style-name="T22">"Question10"</text:span><text:span text:style-name="T18">;</text:span></text:p>
      <text:p text:style-name="P15">}</text:p>
      <text:p text:style-name="P15"><text:span text:style-name="T41">@RequestMapping</text:span>(value = <text:span text:style-name="T24">"/loaded"</text:span>,method = RequestMethod.<text:span text:style-name="T39">POST</text:span>)</text:p>
      <text:p text:style-name="P18">@ResponseBody</text:p>
      <text:p text:style-name="P15">String ret() <text:span text:style-name="T14">throws </text:span>InterruptedException {</text:p>
      <text:p text:style-name="P16"><text:s text:c="4"/><text:span text:style-name="T18">Thread.</text:span><text:span text:style-name="T19">sleep</text:span><text:span text:style-name="T18">(</text:span><text:span text:style-name="T28">1000</text:span><text:span text:style-name="T18">);</text:span></text:p>
      <text:p text:style-name="P16"><text:s text:c="4"/><text:span text:style-name="T16">return </text:span><text:span text:style-name="T22">"hello"</text:span><text:span text:style-name="T18">;</text:span></text:p>
      <text:p text:style-name="P19">}</text:p>
      <text:p text:style-name="P13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ohit Devanagari1" svg:font-family="'Lohit Devanagari'"/>
    <style:font-face style:name="Source Sans Pro" svg:font-family="'Source Sans Pro', Helvetica, Arial, sans-serif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>
      <style:text-properties fo:font-size="12pt" fo:font-weight="bold" style:font-size-asian="10.5pt" style:font-weight-asian="bold" style:font-size-complex="12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6T21:04:27.255775441</meta:creation-date>
    <dc:date>2019-03-28T15:44:53.488926319</dc:date>
    <meta:editing-duration>PT23M18S</meta:editing-duration>
    <meta:editing-cycles>1</meta:editing-cycles>
    <meta:document-statistic meta:table-count="0" meta:image-count="0" meta:object-count="0" meta:page-count="9" meta:paragraph-count="376" meta:word-count="882" meta:character-count="11027" meta:non-whitespace-character-count="9407"/>
    <meta:generator>LibreOffice/6.0.7.3$Linux_X86_64 LibreOffice_project/00m0$Build-3</meta:generator>
  </office:meta>
</office:document-meta>
</file>